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epSeek-CJK-patch" svg:font-family="DeepSeek-CJK-patch, Inter, system-ui, apple-system, BlinkMacSystemFont, 'Segoe UI', Roboto, 'Noto Sans', Ubuntu, Cantarell, 'Helvetica Neue', Oxygen, 'Open Sans', sans-serif"/>
    <style:font-face style:name="Helvetica Neue" svg:font-family="'Helvetica Neue', Helvetica, Arial, sans-serif"/>
    <style:font-face style:name="KaTeX Main" svg:font-family="'KaTeX Main', 'Times New Roman', serif"/>
    <style:font-face style:name="KaTeX Math" svg:font-family="'KaTeX Math'"/>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Menlo1" svg:font-family="Menlo, 'Roboto Mono', 'Courier New', Courier, monospace, Inter,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 svg:font-family="arial\" style:font-family-generic="swiss"/>
    <style:font-face style:name="quote-cjk-patch" svg:font-family="quote-cjk-patch, Inter, system-ui, apple-system, BlinkMacSystemFont, 'Segoe UI', Roboto, 'Noto Sans', Ubuntu, Cantarell, 'Helvetica Neue', Oxygen, 'Open Sans', sans-serif"/>
    <style:font-face style:name="var ds-font-family-code" svg:font-family="'var ds-font-family-code'"/>
  </office:font-face-decls>
  <office:automatic-styles>
    <style:style style:name="Tabela4" style:family="table">
      <style:table-properties style:width="13.33cm" table:align="left"/>
    </style:style>
    <style:style style:name="Tabela4.A" style:family="table-column">
      <style:table-column-properties style:column-width="3.909cm"/>
    </style:style>
    <style:style style:name="Tabela4.B" style:family="table-column">
      <style:table-column-properties style:column-width="2.872cm"/>
    </style:style>
    <style:style style:name="Tabela4.C" style:family="table-column">
      <style:table-column-properties style:column-width="3.833cm"/>
    </style:style>
    <style:style style:name="Tabela4.D" style:family="table-column">
      <style:table-column-properties style:column-width="2.716cm"/>
    </style:style>
    <style:style style:name="Tabela4.A1" style:family="table-cell">
      <style:table-cell-properties style:vertical-align="middle" fo:padding-left="0cm" fo:padding-right="0cm" fo:padding-top="0cm" fo:padding-bottom="0.265cm" fo:border-left="none" fo:border-right="none" fo:border-top="none" fo:border-bottom="0.75pt solid #8b8b8b"/>
    </style:style>
    <style:style style:name="Tabela4.A2" style:family="table-cell">
      <style:table-cell-properties style:vertical-align="middle" fo:padding-left="0cm" fo:padding-right="0cm" fo:padding-top="0cm" fo:padding-bottom="0.265cm" fo:border-left="none" fo:border-right="none" fo:border-top="none" fo:border-bottom="0.75pt solid #525252"/>
    </style:style>
    <style:style style:name="P1" style:family="paragraph" style:parent-style-name="Heading_20_2">
      <style:paragraph-properties fo:margin-left="0cm" fo:margin-right="0cm" fo:line-height="100%" fo:text-align="justify" style:justify-single-word="false" fo:orphans="2" fo:widows="2" fo:text-indent="0cm" style:auto-text-indent="false"/>
    </style:style>
    <style:style style:name="P2" style:family="paragraph" style:parent-style-name="Text_20_body">
      <style:paragraph-properties fo:margin-left="0cm" fo:margin-right="0cm" fo:line-height="100%" fo:text-align="justify" style:justify-single-word="false" fo:orphans="2" fo:widows="2" fo:text-indent="0cm" style:auto-text-indent="false"/>
    </style:style>
    <style:style style:name="P3"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4" style:family="paragraph" style:parent-style-name="Heading_20_1">
      <style:paragraph-properties fo:text-align="justify" style:justify-single-word="false"/>
      <style:text-properties fo:font-variant="normal" fo:text-transform="none" style:use-window-font-color="true" loext:opacity="0%" style:font-name="arial" fo:font-size="12pt" fo:letter-spacing="normal" fo:font-style="normal" fo:font-weight="bold" officeooo:rsid="001445d8" officeooo:paragraph-rsid="0015ff85" fo:background-color="transparent" style:font-size-asian="12pt" style:font-weight-asian="bold" style:font-size-complex="12pt" style:font-weight-complex="bold"/>
    </style:style>
    <style:style style:name="P5" style:family="paragraph" style:parent-style-name="Text_20_body">
      <loext:graphic-properties draw:fill-gradient-name="gradient" draw:fill-hatch-name="hatch"/>
      <style:paragraph-properties fo:margin-left="0cm" fo:margin-right="0cm" fo:margin-top="0cm" fo:margin-bottom="0cm" style:contextual-spacing="false" fo:line-height="115%" fo:text-align="justify" style:justify-single-word="false" fo:orphans="2" fo:widows="2" fo:text-indent="0cm" style:auto-text-indent="false"/>
      <style:text-properties fo:font-variant="normal" fo:text-transform="none" style:use-window-font-color="true" loext:opacity="0%" style:font-name="arial" fo:font-size="10pt" fo:letter-spacing="normal" fo:font-style="normal" fo:font-weight="normal" officeooo:paragraph-rsid="005a2830" fo:background-color="transparent" style:font-size-asian="10pt" style:font-weight-asian="normal" style:font-size-complex="10pt" style:font-weight-complex="normal"/>
    </style:style>
    <style:style style:name="P6" style:family="paragraph" style:parent-style-name="Heading_20_2">
      <style:paragraph-properties fo:text-align="justify" style:justify-single-word="false"/>
    </style:style>
    <style:style style:name="P7" style:family="paragraph" style:parent-style-name="Heading_20_4">
      <style:paragraph-properties fo:margin-left="0.423cm" fo:margin-right="0cm" fo:text-align="justify" style:justify-single-word="false" fo:orphans="2" fo:widows="2" fo:text-indent="0cm" style:auto-text-indent="false"/>
      <style:text-properties officeooo:paragraph-rsid="00561ba6"/>
    </style:style>
    <style:style style:name="P8" style:family="paragraph" style:parent-style-name="Text_20_body">
      <style:paragraph-properties fo:margin-left="0.318cm" fo:margin-right="0cm" fo:text-align="justify" style:justify-single-word="false" fo:orphans="2" fo:widows="2" fo:text-indent="0cm" style:auto-text-indent="false"/>
      <style:text-properties officeooo:paragraph-rsid="005b7be6"/>
    </style:style>
    <style:style style:name="P9" style:family="paragraph" style:parent-style-name="Text_20_body">
      <style:paragraph-properties fo:margin-left="0cm" fo:margin-right="0cm" fo:text-align="justify" style:justify-single-word="false" fo:orphans="2" fo:widows="2" fo:text-indent="0cm" style:auto-text-indent="false"/>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0631ec6"/>
    </style:style>
    <style:style style:name="P12" style:family="paragraph" style:parent-style-name="Text_20_body">
      <style:paragraph-properties fo:text-align="justify" style:justify-single-word="false"/>
    </style:style>
    <style:style style:name="P13" style:family="paragraph" style:parent-style-name="Table_20_Contents">
      <style:paragraph-properties fo:line-height="172%" fo:text-align="justify" style:justify-single-word="false"/>
    </style:style>
    <style:style style:name="P14" style:family="paragraph" style:parent-style-name="Table_20_Heading">
      <style:paragraph-properties fo:line-height="172%" fo:text-align="justify" style:justify-single-word="false"/>
    </style:style>
    <style:style style:name="P15" style:family="paragraph" style:parent-style-name="Table_20_Contents">
      <style:paragraph-properties fo:line-height="172%" fo:text-align="justify" style:justify-single-word="false"/>
      <style:text-properties style:use-window-font-color="true" loext:opacity="0%" style:font-name="arial" fo:font-size="10pt" style:font-size-asian="10pt" style:font-size-complex="10pt"/>
    </style:style>
    <style:style style:name="P16" style:family="paragraph" style:parent-style-name="Text_20_body">
      <style:paragraph-properties fo:text-align="justify" style:justify-single-word="false"/>
      <style:text-properties style:use-window-font-color="true" loext:opacity="0%" style:font-name="arial" fo:font-size="12pt" officeooo:paragraph-rsid="0052782b" fo:background-color="transparent" style:font-size-asian="12pt" style:font-size-complex="12pt"/>
    </style:style>
    <style:style style:name="P17" style:family="paragraph" style:parent-style-name="Text_20_body">
      <style:paragraph-properties fo:text-align="justify" style:justify-single-word="false"/>
      <style:text-properties style:use-window-font-color="true" loext:opacity="0%" style:font-name="arial" fo:font-size="12pt" officeooo:rsid="00205fba" officeooo:paragraph-rsid="00205fba" fo:background-color="transparent" style:font-size-asian="12pt" style:font-size-complex="12pt"/>
    </style:style>
    <style:style style:name="P18" style:family="paragraph" style:parent-style-name="Table_20_Contents">
      <style:paragraph-properties fo:line-height="172%" fo:text-align="justify" style:justify-single-word="false"/>
      <style:text-properties style:font-name="arial\" fo:font-size="10pt" style:font-size-asian="10pt" style:font-size-complex="10pt"/>
    </style:style>
    <style:style style:name="P19" style:family="paragraph" style:parent-style-name="Text_20_body">
      <style:paragraph-properties fo:line-height="100%" fo:text-align="justify" style:justify-single-word="false"/>
      <style:text-properties style:font-name="arial\" fo:font-size="10pt" officeooo:paragraph-rsid="006bf425" style:font-size-asian="10pt" style:font-size-complex="10pt"/>
    </style:style>
    <style:style style:name="P20" style:family="paragraph" style:parent-style-name="Table_20_Heading">
      <style:paragraph-properties fo:line-height="172%" fo:text-align="justify" style:justify-single-word="false"/>
      <style:text-properties fo:color="#000000" loext:opacity="100%" style:font-name="arial\" fo:font-size="10pt" fo:font-weight="bold" style:font-size-asian="10pt" style:font-size-complex="10pt"/>
    </style:style>
    <style:style style:name="P21"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59dca1"/>
    </style:style>
    <style:style style:name="P22" style:family="paragraph" style:parent-style-name="Heading_20_1">
      <style:paragraph-properties fo:text-align="justify" style:justify-single-word="false"/>
      <style:text-properties fo:font-variant="normal" fo:text-transform="none" fo:color="#c9211e" loext:opacity="100%" style:font-name="quote-cjk-patch" fo:font-size="20.25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23" style:family="paragraph" style:parent-style-name="Heading_20_1">
      <style:paragraph-properties fo:text-align="justify" style:justify-single-word="false"/>
      <style:text-properties fo:font-variant="normal" fo:text-transform="none" fo:color="#224b12" loext:opacity="100%" style:font-name="quote-cjk-patch" fo:font-size="20.25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24" style:family="paragraph" style:parent-style-name="Heading_20_2">
      <style:paragraph-properties fo:margin-left="0cm" fo:margin-right="0cm" fo:margin-top="0.476cm" fo:margin-bottom="0.344cm" style:contextual-spacing="false" fo:line-height="150%" fo:text-align="justify" style:justify-single-word="false" fo:orphans="2" fo:widows="2" fo:text-indent="0cm" style:auto-text-indent="false"/>
      <style:text-properties fo:font-variant="normal" fo:text-transform="none" fo:color="#c9211e" loext:opacity="100%" style:font-name="quote-cjk-patch" fo:font-size="16.5pt" fo:letter-spacing="normal" fo:font-style="normal" fo:font-weight="normal"/>
    </style:style>
    <style:style style:name="P25" style:family="paragraph" style:parent-style-name="Heading_20_2">
      <style:paragraph-properties fo:text-align="justify" style:justify-single-word="false"/>
      <style:text-properties fo:font-variant="normal" fo:text-transform="none" fo:color="#c9211e" loext:opacity="100%" style:font-name="quote-cjk-patch" fo:font-size="16.5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26" style:family="paragraph" style:parent-style-name="Heading_20_2">
      <style:paragraph-properties fo:margin-left="0cm" fo:margin-right="0cm" fo:margin-top="0.476cm" fo:margin-bottom="0.344cm" style:contextual-spacing="false" fo:line-height="150%" fo:text-align="justify" style:justify-single-word="false" fo:orphans="2" fo:widows="2" fo:text-indent="0cm" style:auto-text-indent="false"/>
      <style:text-properties fo:font-variant="normal" fo:text-transform="none" fo:color="#224b12" loext:opacity="100%" style:font-name="quote-cjk-patch" fo:font-size="16.5pt" fo:letter-spacing="normal" fo:font-style="normal" fo:font-weight="normal" fo:background-color="transparent"/>
    </style:style>
    <style:style style:name="P27" style:family="paragraph" style:parent-style-name="Heading_20_3">
      <style:paragraph-properties fo:margin-left="0cm" fo:margin-right="0cm" fo:margin-top="0.476cm" fo:margin-bottom="0.344cm" style:contextual-spacing="false" fo:line-height="150%" fo:text-align="justify" style:justify-single-word="false" fo:orphans="2" fo:widows="2" fo:text-indent="0cm" style:auto-text-indent="false"/>
      <style:text-properties fo:font-variant="normal" fo:text-transform="none" fo:color="#c9211e" loext:opacity="100%" style:font-name="quote-cjk-patch" fo:font-size="13.5pt" fo:letter-spacing="normal" fo:font-style="normal" fo:font-weight="normal"/>
    </style:style>
    <style:style style:name="P28" style:family="paragraph" style:parent-style-name="Heading_20_3">
      <style:paragraph-properties fo:margin-left="0cm" fo:margin-right="0cm" fo:margin-top="0.476cm" fo:margin-bottom="0.344cm" style:contextual-spacing="false" fo:line-height="150%" fo:text-align="justify" style:justify-single-word="false" fo:orphans="2" fo:widows="2" fo:text-indent="0cm" style:auto-text-indent="false"/>
      <style:text-properties fo:font-variant="normal" fo:text-transform="none" fo:color="#224b12" loext:opacity="100%" style:font-name="quote-cjk-patch" fo:font-size="13.5pt" fo:letter-spacing="normal" fo:font-style="normal" fo:font-weight="normal" fo:background-color="transparent"/>
    </style:style>
    <style:style style:name="P29" style:family="paragraph" style:parent-style-name="Preformatted_20_Text">
      <style:paragraph-properties fo:margin-left="0cm" fo:margin-right="0cm" fo:margin-top="0cm" fo:margin-bottom="0cm" style:contextual-spacing="false" fo:text-align="justify" style:justify-single-word="false" fo:text-indent="0cm" style:auto-text-indent="false" fo:padding="0cm" fo:border="none"/>
      <style:text-properties fo:color="#c9211e" loext:opacity="100%" style:font-name="Menlo1"/>
    </style:style>
    <style:style style:name="P30" style:family="paragraph" style:parent-style-name="Preformatted_20_Text">
      <style:paragraph-properties fo:margin-top="0cm" fo:margin-bottom="0cm" style:contextual-spacing="false" fo:text-align="justify" style:justify-single-word="false" fo:padding="0cm" fo:border="none"/>
      <style:text-properties fo:color="#c9211e" loext:opacity="100%" style:font-name="Menlo1"/>
    </style:style>
    <style:style style:name="P31" style:family="paragraph" style:parent-style-name="Preformatted_20_Text" style:list-style-name="L34">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24b12" loext:opacity="100%" style:font-name="Menlo1" fo:font-size="12pt" fo:letter-spacing="normal" fo:font-style="normal" fo:font-weight="normal" fo:background-color="transparent"/>
    </style:style>
    <style:style style:name="P32" style:family="paragraph" style:parent-style-name="Preformatted_20_Text" style:list-style-name="L34">
      <style:paragraph-properties fo:margin-top="0cm" fo:margin-bottom="0cm" style:contextual-spacing="false" fo:text-align="justify" style:justify-single-word="false" fo:orphans="2" fo:widows="2" fo:padding="0cm" fo:border="none"/>
      <style:text-properties fo:font-variant="normal" fo:text-transform="none" fo:color="#224b12" loext:opacity="100%" style:font-name="Menlo1" fo:font-size="12pt" fo:letter-spacing="normal" fo:font-style="normal" fo:font-weight="normal" fo:background-color="transparent"/>
    </style:style>
    <style:style style:name="P33" style:family="paragraph" style:parent-style-name="Preformatted_20_Text" style:list-style-name="L37">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24b12" loext:opacity="100%" style:font-name="Menlo1" fo:font-size="12pt" fo:letter-spacing="normal" fo:font-style="normal" fo:font-weight="normal" fo:background-color="transparent"/>
    </style:style>
    <style:style style:name="P34" style:family="paragraph" style:parent-style-name="Preformatted_20_Text" style:list-style-name="L37">
      <style:paragraph-properties fo:margin-top="0cm" fo:margin-bottom="0cm" style:contextual-spacing="false" fo:text-align="justify" style:justify-single-word="false" fo:orphans="2" fo:widows="2" fo:padding="0cm" fo:border="none"/>
      <style:text-properties fo:font-variant="normal" fo:text-transform="none" fo:color="#224b12" loext:opacity="100%" style:font-name="Menlo1" fo:font-size="12pt" fo:letter-spacing="normal" fo:font-style="normal" fo:font-weight="normal" fo:background-color="transparent"/>
    </style:style>
    <style:style style:name="P35" style:family="paragraph" style:parent-style-name="Preformatted_20_Text" style:list-style-name="L40">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24b12" loext:opacity="100%" style:font-name="Menlo1" fo:font-size="12pt" fo:letter-spacing="normal" fo:font-style="normal" fo:font-weight="normal" fo:background-color="transparent"/>
    </style:style>
    <style:style style:name="P36" style:family="paragraph" style:parent-style-name="Preformatted_20_Text" style:list-style-name="L40">
      <style:paragraph-properties fo:margin-top="0cm" fo:margin-bottom="0cm" style:contextual-spacing="false" fo:text-align="justify" style:justify-single-word="false" fo:orphans="2" fo:widows="2" fo:padding="0cm" fo:border="none"/>
      <style:text-properties fo:font-variant="normal" fo:text-transform="none" fo:color="#224b12" loext:opacity="100%" style:font-name="Menlo1" fo:font-size="12pt" fo:letter-spacing="normal" fo:font-style="normal" fo:font-weight="normal" fo:background-color="transparent"/>
    </style:style>
    <style:style style:name="P37" style:family="paragraph" style:parent-style-name="Preformatted_20_Text" style:list-style-name="L40">
      <style:paragraph-properties fo:margin-top="0cm" fo:margin-bottom="0cm" style:contextual-spacing="false" fo:text-align="justify" style:justify-single-word="false" fo:orphans="2" fo:widows="2" fo:padding="0cm" fo:border="none"/>
      <style:text-properties fo:font-variant="normal" fo:text-transform="none" fo:color="#224b12" loext:opacity="100%" fo:letter-spacing="normal" fo:background-color="transparent"/>
    </style:style>
    <style:style style:name="P38" style:family="paragraph" style:parent-style-name="Preformatted_20_Text" style:list-style-name="L37">
      <style:paragraph-properties fo:margin-top="0cm" fo:margin-bottom="0cm" style:contextual-spacing="false" fo:text-align="justify" style:justify-single-word="false" fo:orphans="2" fo:widows="2" fo:padding="0cm" fo:border="none"/>
      <style:text-properties fo:color="#224b12" loext:opacity="100%" fo:background-color="transparent"/>
    </style:style>
    <style:style style:name="P39" style:family="paragraph" style:parent-style-name="Preformatted_20_Text" style:list-style-name="L40">
      <style:paragraph-properties fo:margin-top="0cm" fo:margin-bottom="0cm" style:contextual-spacing="false" fo:text-align="justify" style:justify-single-word="false" fo:orphans="2" fo:widows="2" fo:padding="0cm" fo:border="none"/>
      <style:text-properties fo:color="#224b12" loext:opacity="100%" fo:background-color="transparent"/>
    </style:style>
    <style:style style:name="P40" style:family="paragraph" style:parent-style-name="Preformatted_20_Text">
      <style:paragraph-properties fo:margin-left="0cm" fo:margin-right="0cm" fo:margin-top="0cm" fo:margin-bottom="0cm" style:contextual-spacing="false" fo:text-align="justify" style:justify-single-word="false" fo:text-indent="0cm" style:auto-text-indent="false" fo:padding="0cm" fo:border="none"/>
      <style:text-properties fo:color="#224b12" loext:opacity="100%" style:font-name="Menlo1" fo:background-color="transparent"/>
    </style:style>
    <style:style style:name="P41" style:family="paragraph" style:parent-style-name="Preformatted_20_Text">
      <style:paragraph-properties fo:margin-top="0cm" fo:margin-bottom="0cm" style:contextual-spacing="false" fo:text-align="justify" style:justify-single-word="false" fo:padding="0cm" fo:border="none"/>
      <style:text-properties fo:color="#224b12" loext:opacity="100%" style:font-name="Menlo1" fo:background-color="transparent"/>
    </style:style>
    <style:style style:name="P42" style:family="paragraph" style:parent-style-name="Table_20_Contents">
      <style:paragraph-properties fo:line-height="172%" fo:text-align="justify" style:justify-single-word="false"/>
      <style:text-properties fo:color="#224b12" loext:opacity="100%" fo:font-size="11.25pt" fo:background-color="transparent"/>
    </style:style>
    <style:style style:name="P43" style:family="paragraph" style:parent-style-name="Table_20_Contents">
      <style:paragraph-properties fo:line-height="172%" fo:text-align="justify" style:justify-single-word="false"/>
      <style:text-properties fo:color="#224b12" loext:opacity="100%" fo:background-color="transparent"/>
    </style:style>
    <style:style style:name="P44" style:family="paragraph" style:parent-style-name="Table_20_Heading">
      <style:paragraph-properties fo:line-height="172%" fo:text-align="justify" style:justify-single-word="false"/>
      <style:text-properties fo:color="#224b12" loext:opacity="100%" fo:font-size="11.25pt" fo:font-weight="bold" fo:background-color="transparent"/>
    </style:style>
    <style:style style:name="P45" style:family="paragraph" style:parent-style-name="Text_20_body" style:list-style-name="L16">
      <style:paragraph-properties fo:margin-top="0cm" fo:margin-bottom="0cm" style:contextual-spacing="false" fo:text-align="justify" style:justify-single-word="false" fo:orphans="2" fo:widows="2"/>
    </style:style>
    <style:style style:name="P46" style:family="paragraph" style:parent-style-name="Text_20_body" style:list-style-name="L16">
      <style:paragraph-properties fo:text-align="justify" style:justify-single-word="false" fo:orphans="2" fo:widows="2"/>
    </style:style>
    <style:style style:name="P47" style:family="paragraph" style:parent-style-name="Text_20_body" style:list-style-name="L17">
      <style:paragraph-properties fo:margin-top="0cm" fo:margin-bottom="0cm" style:contextual-spacing="false" fo:text-align="justify" style:justify-single-word="false" fo:orphans="2" fo:widows="2"/>
      <style:text-properties officeooo:paragraph-rsid="00631ec6"/>
    </style:style>
    <style:style style:name="P48" style:family="paragraph" style:parent-style-name="Text_20_body" style:list-style-name="L18">
      <style:paragraph-properties fo:margin-top="0cm" fo:margin-bottom="0cm" style:contextual-spacing="false" fo:text-align="justify" style:justify-single-word="false" fo:orphans="2" fo:widows="2"/>
    </style:style>
    <style:style style:name="P49" style:family="paragraph" style:parent-style-name="Text_20_body" style:list-style-name="L19">
      <style:paragraph-properties fo:margin-left="0cm" fo:margin-right="0cm" fo:margin-top="0cm" fo:margin-bottom="0cm" style:contextual-spacing="false" fo:text-align="justify" style:justify-single-word="false" fo:orphans="2" fo:widows="2" fo:text-indent="0cm" style:auto-text-indent="false"/>
    </style:style>
    <style:style style:name="P50" style:family="paragraph" style:parent-style-name="Text_20_body" style:list-style-name="L20">
      <style:paragraph-properties fo:margin-top="0cm" fo:margin-bottom="0.106cm" style:contextual-spacing="false" fo:text-align="justify" style:justify-single-word="false" fo:orphans="2" fo:widows="2"/>
      <style:text-properties officeooo:paragraph-rsid="00561ba6"/>
    </style:style>
    <style:style style:name="P51" style:family="paragraph" style:parent-style-name="Text_20_body" style:list-style-name="L20">
      <style:paragraph-properties fo:margin-top="0cm" fo:margin-bottom="0cm" style:contextual-spacing="false" fo:text-align="justify" style:justify-single-word="false" fo:orphans="2" fo:widows="2"/>
      <style:text-properties officeooo:paragraph-rsid="00561ba6"/>
    </style:style>
    <style:style style:name="P52" style:family="paragraph" style:parent-style-name="Text_20_body" style:list-style-name="L21">
      <style:paragraph-properties fo:margin-top="0cm" fo:margin-bottom="0.106cm" style:contextual-spacing="false" fo:text-align="justify" style:justify-single-word="false" fo:orphans="2" fo:widows="2"/>
    </style:style>
    <style:style style:name="P53" style:family="paragraph" style:parent-style-name="Text_20_body" style:list-style-name="L21">
      <style:paragraph-properties fo:margin-top="0cm" fo:margin-bottom="0.106cm" style:contextual-spacing="false" fo:text-align="justify" style:justify-single-word="false" fo:orphans="2" fo:widows="2"/>
      <style:text-properties officeooo:paragraph-rsid="005b7be6"/>
    </style:style>
    <style:style style:name="P54" style:family="paragraph" style:parent-style-name="Text_20_body" style:list-style-name="L22">
      <style:paragraph-properties fo:margin-top="0cm" fo:margin-bottom="0cm" style:contextual-spacing="false" fo:text-align="justify" style:justify-single-word="false" fo:orphans="2" fo:widows="2"/>
      <style:text-properties officeooo:paragraph-rsid="005b7be6"/>
    </style:style>
    <style:style style:name="P55" style:family="paragraph" style:parent-style-name="Text_20_body" style:list-style-name="L22">
      <style:paragraph-properties fo:margin-top="0cm" fo:margin-bottom="0.106cm" style:contextual-spacing="false" fo:text-align="justify" style:justify-single-word="false" fo:orphans="2" fo:widows="2"/>
      <style:text-properties officeooo:paragraph-rsid="005b7be6"/>
    </style:style>
    <style:style style:name="P56" style:family="paragraph" style:parent-style-name="Text_20_body" style:list-style-name="L22">
      <style:paragraph-properties fo:margin-top="0cm" fo:margin-bottom="0.106cm" style:contextual-spacing="false" fo:text-align="justify" style:justify-single-word="false" fo:orphans="2" fo:widows="2"/>
      <style:text-properties officeooo:paragraph-rsid="005e814c"/>
    </style:style>
    <style:style style:name="P57" style:family="paragraph" style:parent-style-name="Text_20_body" style:list-style-name="L23">
      <style:paragraph-properties fo:margin-top="0cm" fo:margin-bottom="0cm" style:contextual-spacing="false" fo:text-align="justify" style:justify-single-word="false" fo:orphans="2" fo:widows="2"/>
      <style:text-properties officeooo:paragraph-rsid="005b7be6"/>
    </style:style>
    <style:style style:name="P58" style:family="paragraph" style:parent-style-name="Text_20_body" style:list-style-name="L23">
      <style:paragraph-properties fo:margin-top="0cm" fo:margin-bottom="0.106cm" style:contextual-spacing="false" fo:text-align="justify" style:justify-single-word="false" fo:orphans="2" fo:widows="2"/>
      <style:text-properties officeooo:paragraph-rsid="005b7be6"/>
    </style:style>
    <style:style style:name="P59" style:family="paragraph" style:parent-style-name="Text_20_body" style:list-style-name="L24">
      <style:paragraph-properties fo:margin-top="0cm" fo:margin-bottom="0cm" style:contextual-spacing="false" fo:text-align="justify" style:justify-single-word="false" fo:orphans="2" fo:widows="2"/>
    </style:style>
    <style:style style:name="P60" style:family="paragraph" style:parent-style-name="Text_20_body" style:list-style-name="L25">
      <style:paragraph-properties fo:margin-left="0cm" fo:margin-right="0cm" fo:margin-top="0cm" fo:margin-bottom="0.106cm" style:contextual-spacing="false" fo:text-align="justify" style:justify-single-word="false" fo:orphans="2" fo:widows="2" fo:text-indent="0cm" style:auto-text-indent="false"/>
    </style:style>
    <style:style style:name="P61" style:family="paragraph" style:parent-style-name="Text_20_body" style:list-style-name="L26">
      <style:paragraph-properties fo:margin-top="0cm" fo:margin-bottom="0cm" style:contextual-spacing="false" fo:text-align="justify" style:justify-single-word="false" fo:orphans="2" fo:widows="2"/>
    </style:style>
    <style:style style:name="P62" style:family="paragraph" style:parent-style-name="Text_20_body" style:list-style-name="L27">
      <style:paragraph-properties fo:margin-top="0cm" fo:margin-bottom="0.106cm" style:contextual-spacing="false" fo:text-align="justify" style:justify-single-word="false" fo:orphans="2" fo:widows="2"/>
      <style:text-properties officeooo:paragraph-rsid="005b7be6"/>
    </style:style>
    <style:style style:name="P63"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64"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848e15" officeooo:paragraph-rsid="00848e15" fo:background-color="transparent" style:font-size-asian="12pt" style:font-weight-asian="normal" style:font-size-complex="12pt" style:font-weight-complex="normal"/>
    </style:style>
    <style:style style:name="P65"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8618d9" officeooo:paragraph-rsid="008618d9" fo:background-color="transparent" style:font-size-asian="12pt" style:font-weight-asian="normal" style:font-size-complex="12pt" style:font-weight-complex="normal"/>
    </style:style>
    <style:style style:name="P66" style:family="paragraph" style:parent-style-name="Text_20_body" style:list-style-name="L28">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8618d9" officeooo:paragraph-rsid="008618d9" fo:background-color="transparent" style:font-size-asian="12pt" style:font-weight-asian="normal" style:font-size-complex="12pt" style:font-weight-complex="normal"/>
    </style:style>
    <style:style style:name="P67"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87804d" officeooo:paragraph-rsid="0087804d" fo:background-color="transparent" style:font-size-asian="12pt" style:font-weight-asian="normal" style:font-size-complex="12pt" style:font-weight-complex="normal"/>
    </style:style>
    <style:style style:name="P68"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89797a" officeooo:paragraph-rsid="0089797a" fo:background-color="transparent" style:font-size-asian="12pt" style:font-weight-asian="normal" style:font-size-complex="12pt" style:font-weight-complex="normal"/>
    </style:style>
    <style:style style:name="P69" style:family="paragraph" style:parent-style-name="Text_20_body" style:list-style-name="L16">
      <style:paragraph-properties fo:margin-top="0cm" fo:margin-bottom="0cm" style:contextual-spacing="false" fo:text-align="justify" style:justify-single-word="false" fo:orphans="2" fo:widows="2"/>
      <style:text-properties fo:font-variant="normal" fo:text-transform="none" style:use-window-font-color="true" loext:opacity="0%" style:font-name="arial" fo:font-size="12pt" fo:letter-spacing="normal" fo:font-style="normal" fo:font-weight="normal" fo:background-color="transparent" style:font-size-asian="12pt" style:font-size-complex="12pt"/>
    </style:style>
    <style:style style:name="P70" style:family="paragraph" style:parent-style-name="Text_20_body" style:list-style-name="L20">
      <style:paragraph-properties fo:margin-top="0cm" fo:margin-bottom="0.106cm" style:contextual-spacing="false" fo:text-align="justify" style:justify-single-word="false" fo:orphans="2" fo:widows="2"/>
      <style:text-properties fo:font-variant="normal" fo:text-transform="none" style:use-window-font-color="true" loext:opacity="0%" style:font-name="arial" fo:font-size="12pt" fo:letter-spacing="normal" fo:font-style="normal" fo:font-weight="normal" officeooo:paragraph-rsid="00561ba6" fo:background-color="transparent" style:font-size-asian="12pt" style:font-size-complex="12pt"/>
    </style:style>
    <style:style style:name="P71" style:family="paragraph" style:parent-style-name="Text_20_body" style:list-style-name="L26">
      <style:paragraph-properties fo:margin-top="0cm" fo:margin-bottom="0cm" style:contextual-spacing="false" fo:text-align="justify" style:justify-single-word="false" fo:orphans="2" fo:widows="2"/>
      <style:text-properties fo:font-variant="normal" fo:text-transform="none" style:use-window-font-color="true" loext:opacity="0%" style:font-name="arial" fo:font-size="12pt" fo:letter-spacing="normal" fo:font-style="normal" fo:font-weight="normal" fo:background-color="transparent" style:font-size-asian="12pt" style:font-size-complex="12pt"/>
    </style:style>
    <style:style style:name="P72" style:family="paragraph" style:parent-style-name="Text_20_body" style:list-style-name="L27">
      <style:paragraph-properties fo:margin-top="0cm" fo:margin-bottom="0.106cm" style:contextual-spacing="false" fo:text-align="justify" style:justify-single-word="false" fo:orphans="2" fo:widows="2"/>
      <style:text-properties fo:font-variant="normal" fo:text-transform="none" style:use-window-font-color="true" loext:opacity="0%" style:font-name="arial" fo:font-size="12pt" fo:letter-spacing="normal" fo:font-style="normal" fo:font-weight="normal" officeooo:paragraph-rsid="005b7be6" fo:background-color="transparent" style:font-size-asian="12pt" style:font-size-complex="12pt"/>
    </style:style>
    <style:style style:name="P73" style:family="paragraph" style:parent-style-name="Text_20_body" style:list-style-name="L22">
      <style:paragraph-properties fo:margin-top="0cm" fo:margin-bottom="0.106cm" style:contextual-spacing="false" fo:text-align="justify" style:justify-single-word="false" fo:orphans="2" fo:widows="2"/>
      <style:text-properties fo:font-variant="normal" fo:text-transform="none" style:use-window-font-color="true" loext:opacity="0%" style:font-name="arial" fo:font-size="12pt" fo:letter-spacing="normal" fo:font-style="normal" fo:font-weight="normal" officeooo:paragraph-rsid="005b7be6" fo:background-color="transparent"/>
    </style:style>
    <style:style style:name="P74" style:family="paragraph" style:parent-style-name="Text_20_body" style:list-style-name="L23">
      <style:paragraph-properties fo:margin-top="0cm" fo:margin-bottom="0.106cm" style:contextual-spacing="false" fo:text-align="justify" style:justify-single-word="false" fo:orphans="2" fo:widows="2"/>
      <style:text-properties fo:font-variant="normal" fo:text-transform="none" style:use-window-font-color="true" loext:opacity="0%" style:font-name="arial" fo:font-size="12pt" fo:letter-spacing="normal" fo:font-style="normal" fo:font-weight="normal" officeooo:paragraph-rsid="005b7be6" fo:background-color="transparent"/>
    </style:style>
    <style:style style:name="P75" style:family="paragraph" style:parent-style-name="Text_20_body">
      <style:paragraph-properties fo:text-align="justify" style:justify-single-word="false"/>
      <style:text-properties fo:font-variant="normal" fo:text-transform="none" fo:color="#c9211e" loext:opacity="100%" style:font-name="arial" fo:font-size="12pt" fo:letter-spacing="normal" fo:font-style="normal" fo:font-weight="normal" officeooo:rsid="0087804d" officeooo:paragraph-rsid="0087804d" fo:background-color="transparent" style:font-size-asian="12pt" style:font-weight-asian="normal" style:font-size-complex="12pt" style:font-weight-complex="normal"/>
    </style:style>
    <style:style style:name="P76" style:family="paragraph" style:parent-style-name="Text_20_body">
      <style:paragraph-properties fo:text-align="justify" style:justify-single-word="false"/>
      <style:text-properties fo:font-variant="normal" fo:text-transform="none" fo:color="#c9211e" loext:opacity="100%" style:font-name="arial" fo:font-size="12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77" style:family="paragraph" style:parent-style-name="Text_20_body">
      <style:paragraph-properties fo:margin-left="0cm" fo:margin-right="0cm" fo:margin-top="0.344cm" fo:margin-bottom="0.344cm" style:contextual-spacing="false" style:line-height-at-least="0.741cm" fo:text-align="justify" style:justify-single-word="false" fo:orphans="2" fo:widows="2" fo:text-indent="0cm" style:auto-text-indent="false"/>
      <style:text-properties fo:font-variant="normal" fo:text-transform="none" fo:color="#c9211e" loext:opacity="100%" style:font-name="quote-cjk-patch" fo:font-size="12pt" fo:letter-spacing="normal" fo:font-style="normal" fo:font-weight="normal"/>
    </style:style>
    <style:style style:name="P78" style:family="paragraph" style:parent-style-name="Text_20_body">
      <style:paragraph-properties fo:margin-left="0cm" fo:margin-right="0cm" fo:margin-top="0.344cm" fo:margin-bottom="0cm" style:contextual-spacing="false" style:line-height-at-least="0.741cm" fo:text-align="justify" style:justify-single-word="false" fo:orphans="2" fo:widows="2" fo:text-indent="0cm" style:auto-text-indent="false"/>
      <style:text-properties fo:font-variant="normal" fo:text-transform="none" fo:color="#c9211e" loext:opacity="100%" style:font-name="quote-cjk-patch" fo:font-size="12pt" fo:letter-spacing="normal" fo:font-style="normal" fo:font-weight="normal"/>
    </style:style>
    <style:style style:name="P79" style:family="paragraph" style:parent-style-name="Text_20_body" style:list-style-name="L33">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c9211e" loext:opacity="100%" style:font-name="quote-cjk-patch" fo:font-size="12pt" fo:letter-spacing="normal" fo:font-style="normal" fo:font-weight="normal"/>
    </style:style>
    <style:style style:name="P80" style:family="paragraph" style:parent-style-name="Text_20_body">
      <style:paragraph-properties fo:text-align="justify" style:justify-single-word="false"/>
      <style:text-properties fo:font-variant="normal" fo:text-transform="none" fo:color="#224b12" loext:opacity="100%" style:font-name="arial" fo:font-size="12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81" style:family="paragraph" style:parent-style-name="Text_20_body">
      <style:paragraph-properties fo:margin-left="0cm" fo:margin-right="0cm" fo:margin-top="0.344cm" fo:margin-bottom="0.344cm" style:contextual-spacing="false" style:line-height-at-least="0.741cm" fo:text-align="justify" style:justify-single-word="false" fo:orphans="2" fo:widows="2" fo:text-indent="0cm" style:auto-text-indent="false"/>
      <style:text-properties fo:font-variant="normal" fo:text-transform="none" fo:color="#224b12" loext:opacity="100%" style:font-name="quote-cjk-patch" fo:font-size="12pt" fo:letter-spacing="normal" fo:font-style="normal" fo:font-weight="normal" fo:background-color="transparent"/>
    </style:style>
    <style:style style:name="P82" style:family="paragraph" style:parent-style-name="Text_20_body">
      <style:paragraph-properties fo:margin-left="0cm" fo:margin-right="0cm" fo:margin-top="0.344cm" fo:margin-bottom="0cm" style:contextual-spacing="false" style:line-height-at-least="0.741cm" fo:text-align="justify" style:justify-single-word="false" fo:orphans="2" fo:widows="2" fo:text-indent="0cm" style:auto-text-indent="false"/>
      <style:text-properties fo:font-variant="normal" fo:text-transform="none" fo:color="#224b12" loext:opacity="100%" style:font-name="quote-cjk-patch" fo:font-size="12pt" fo:letter-spacing="normal" fo:font-style="normal" fo:font-weight="normal" fo:background-color="transparent"/>
    </style:style>
    <style:style style:name="P83" style:family="paragraph" style:parent-style-name="Text_20_body" style:list-style-name="L34">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84" style:family="paragraph" style:parent-style-name="Text_20_body" style:list-style-name="L34">
      <style:paragraph-properties fo:margin-left="0cm" fo:margin-right="0cm" fo:margin-top="0cm" fo:margin-bottom="0.106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85" style:family="paragraph" style:parent-style-name="Text_20_body" style:list-style-name="L36">
      <style:paragraph-properties fo:margin-left="0cm" fo:margin-right="0cm" fo:margin-top="0cm" fo:margin-bottom="0.106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86" style:family="paragraph" style:parent-style-name="Text_20_body" style:list-style-name="L36">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87" style:family="paragraph" style:parent-style-name="Text_20_body" style:list-style-name="L37">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88" style:family="paragraph" style:parent-style-name="Text_20_body" style:list-style-name="L37">
      <style:paragraph-properties fo:margin-left="0cm" fo:margin-right="0cm" fo:margin-top="0cm" fo:margin-bottom="0.106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89" style:family="paragraph" style:parent-style-name="Text_20_body" style:list-style-name="L39">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90" style:family="paragraph" style:parent-style-name="Text_20_body" style:list-style-name="L40">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91" style:family="paragraph" style:parent-style-name="Text_20_body" style:list-style-name="L40">
      <style:paragraph-properties fo:margin-left="0cm" fo:margin-right="0cm" fo:margin-top="0cm" fo:margin-bottom="0.106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92" style:family="paragraph" style:parent-style-name="Text_20_body" style:list-style-name="L41">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93" style:family="paragraph" style:parent-style-name="Text_20_body" style:list-style-name="L42">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94" style:family="paragraph" style:parent-style-name="Text_20_body" style:list-style-name="L34">
      <style:paragraph-properties fo:margin-left="0.212cm" fo:margin-right="0cm" fo:margin-top="0.106cm" fo:margin-bottom="0.247cm" style:contextual-spacing="false" style:line-height-at-least="0.476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95" style:family="paragraph" style:parent-style-name="Text_20_body" style:list-style-name="L37">
      <style:paragraph-properties fo:margin-left="0.212cm" fo:margin-right="0cm" fo:margin-top="0.106cm" fo:margin-bottom="0.247cm" style:contextual-spacing="false" style:line-height-at-least="0.476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96" style:family="paragraph" style:parent-style-name="Text_20_body" style:list-style-name="L40">
      <style:paragraph-properties fo:margin-left="0.212cm" fo:margin-right="0cm" fo:margin-top="0.106cm" fo:margin-bottom="0.247cm" style:contextual-spacing="false" style:line-height-at-least="0.476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97" style:family="paragraph" style:parent-style-name="Text_20_body" style:list-style-name="L34">
      <style:paragraph-properties fo:margin-left="0cm" fo:margin-right="0.106cm" fo:margin-top="0.106cm" fo:margin-bottom="0.247cm" style:contextual-spacing="false" style:line-height-at-least="0.318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98" style:family="paragraph" style:parent-style-name="Text_20_body" style:list-style-name="L37">
      <style:paragraph-properties fo:margin-left="0cm" fo:margin-right="0.106cm" fo:margin-top="0.106cm" fo:margin-bottom="0.247cm" style:contextual-spacing="false" style:line-height-at-least="0.318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99" style:family="paragraph" style:parent-style-name="Text_20_body" style:list-style-name="L40">
      <style:paragraph-properties fo:margin-left="0cm" fo:margin-right="0.106cm" fo:margin-top="0.106cm" fo:margin-bottom="0.247cm" style:contextual-spacing="false" style:line-height-at-least="0.318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100" style:family="paragraph" style:parent-style-name="Text_20_body" style:list-style-name="L20">
      <style:paragraph-properties fo:margin-top="0cm" fo:margin-bottom="0.106cm" style:contextual-spacing="false" fo:text-align="justify" style:justify-single-word="false" fo:orphans="2" fo:widows="2"/>
      <style:text-properties style:use-window-font-color="true" loext:opacity="0%" style:font-name="arial" fo:font-size="12pt" officeooo:paragraph-rsid="00561ba6" fo:background-color="transparent" style:font-size-asian="12pt" style:font-size-complex="12pt"/>
    </style:style>
    <style:style style:name="P101" style:family="paragraph" style:parent-style-name="Text_20_body" style:list-style-name="L29">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02" style:family="paragraph" style:parent-style-name="Text_20_body" style:list-style-name="L30">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03" style:family="paragraph" style:parent-style-name="Text_20_body" style:list-style-name="L31">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04" style:family="paragraph" style:parent-style-name="Text_20_body" style:list-style-name="L32">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05" style:family="paragraph" style:parent-style-name="Text_20_body">
      <style:paragraph-properties fo:margin-left="0cm" fo:margin-right="0cm" fo:margin-top="0.344cm" fo:margin-bottom="0.344cm" style:contextual-spacing="false" style:line-height-at-least="0.741cm" fo:text-align="justify" style:justify-single-word="false" fo:orphans="2" fo:widows="2" fo:text-indent="0cm" style:auto-text-indent="false"/>
    </style:style>
    <style:style style:name="P106" style:family="paragraph" style:parent-style-name="Text_20_body" style:list-style-name="L35">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07" style:family="paragraph" style:parent-style-name="Text_20_body" style:list-style-name="L38">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08" style:family="paragraph" style:parent-style-name="Text_20_body" style:list-style-name="L41">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09" style:family="paragraph" style:parent-style-name="Text_20_body" style:list-style-name="L43">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10" style:family="paragraph" style:parent-style-name="Text_20_body" style:list-style-name="L44">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11" style:family="paragraph" style:parent-style-name="Text_20_body" style:list-style-name="L45">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12" style:family="paragraph" style:parent-style-name="Text_20_body" style:list-style-name="L46">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13" style:family="paragraph" style:parent-style-name="Text_20_body" style:list-style-name="L47">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114" style:family="paragraph" style:parent-style-name="Text_20_body">
      <style:paragraph-properties fo:margin-left="0.212cm" fo:margin-right="0cm" fo:margin-top="0cm" fo:margin-bottom="0cm" style:contextual-spacing="false" style:line-height-at-least="0.476cm" fo:text-align="justify" style:justify-single-word="false" fo:text-indent="0cm" style:auto-text-indent="false"/>
      <style:text-properties fo:color="#c9211e" loext:opacity="100%" fo:font-size="9pt" fo:background-color="#292a2d" loext:padding="0cm" loext:border="none"/>
    </style:style>
    <style:style style:name="P115" style:family="paragraph" style:parent-style-name="Text_20_body">
      <style:paragraph-properties fo:margin-left="0cm" fo:margin-right="0.106cm" fo:margin-top="0cm" fo:margin-bottom="0cm" style:contextual-spacing="false" style:line-height-at-least="0.318cm" fo:text-align="justify" style:justify-single-word="false" fo:text-indent="0cm" style:auto-text-indent="false"/>
      <style:text-properties fo:color="#c9211e" loext:opacity="100%" fo:font-size="9pt" fo:background-color="#292a2d" loext:padding="0cm" loext:border="none"/>
    </style:style>
    <style:style style:name="P116" style:family="paragraph" style:parent-style-name="Text_20_body">
      <style:paragraph-properties fo:margin-left="0cm" fo:margin-right="0.106cm" style:line-height-at-least="0.318cm" fo:text-align="justify" style:justify-single-word="false" fo:text-indent="0cm" style:auto-text-indent="false"/>
      <style:text-properties fo:color="#c9211e" loext:opacity="100%" fo:font-size="9pt" fo:background-color="#292a2d" loext:padding="0cm" loext:border="none"/>
    </style:style>
    <style:style style:name="P117" style:family="paragraph" style:parent-style-name="Text_20_body">
      <style:paragraph-properties fo:margin-left="0cm" fo:margin-right="0.106cm" fo:margin-top="0cm" fo:margin-bottom="0cm" style:contextual-spacing="false" style:line-height-at-least="0.318cm" fo:text-align="justify" style:justify-single-word="false" fo:text-indent="0cm" style:auto-text-indent="false"/>
      <style:text-properties fo:color="#224b12" loext:opacity="100%" fo:font-size="9pt" fo:background-color="transparent" loext:padding="0cm" loext:border="none"/>
    </style:style>
    <style:style style:name="P118" style:family="paragraph" style:parent-style-name="Text_20_body">
      <style:paragraph-properties fo:margin-left="0cm" fo:margin-right="0.106cm" style:line-height-at-least="0.318cm" fo:text-align="justify" style:justify-single-word="false" fo:text-indent="0cm" style:auto-text-indent="false"/>
      <style:text-properties fo:color="#224b12" loext:opacity="100%" fo:font-size="9pt" fo:background-color="transparent" loext:padding="0cm" loext:border="none"/>
    </style:style>
    <style:style style:name="P119" style:family="paragraph" style:parent-style-name="Text_20_body">
      <loext:graphic-properties draw:fill-gradient-name="gradient" draw:fill-hatch-name="hatch"/>
      <style:paragraph-properties fo:margin-left="0cm" fo:margin-right="0cm" fo:margin-top="0cm" fo:margin-bottom="0cm" style:contextual-spacing="false" fo:line-height="115%" fo:text-align="justify" style:justify-single-word="false" fo:orphans="2" fo:widows="2" fo:text-indent="0cm" style:auto-text-indent="false"/>
      <style:text-properties officeooo:paragraph-rsid="005a2830"/>
    </style:style>
    <style:style style:name="T1" style:family="text">
      <style:text-properties fo:font-variant="normal" fo:text-transform="none" style:use-window-font-color="true" loext:opacity="0%" style:font-name="arial" fo:font-size="12pt" fo:letter-spacing="normal" fo:font-style="normal" fo:font-weight="normal" fo:background-color="transparent" loext:char-shading-value="0"/>
    </style:style>
    <style:style style:name="T2"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size-complex="12pt"/>
    </style:style>
    <style:style style:name="T3"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size-complex="12pt" loext:padding="0cm" loext:border="none"/>
    </style:style>
    <style:style style:name="T4" style:family="text">
      <style:text-properties fo:font-variant="normal" fo:text-transform="none" style:use-window-font-color="true" loext:opacity="0%" style:font-name="arial" fo:font-size="12pt" fo:letter-spacing="normal" fo:font-style="normal" fo:font-weight="normal" officeooo:rsid="0053b48e" fo:background-color="transparent" loext:char-shading-value="0" style:font-size-asian="12pt" style:font-size-complex="12pt"/>
    </style:style>
    <style:style style:name="T5" style:family="text">
      <style:text-properties fo:font-variant="normal" fo:text-transform="none" style:use-window-font-color="true" loext:opacity="0%" style:font-name="arial" fo:font-size="12pt" fo:letter-spacing="normal" fo:font-style="normal" fo:font-weight="normal" officeooo:rsid="0054ea1b" fo:background-color="transparent" loext:char-shading-value="0" style:font-size-asian="12pt" style:font-size-complex="12pt"/>
    </style:style>
    <style:style style:name="T6" style:family="text">
      <style:text-properties fo:font-variant="normal" fo:text-transform="none" style:use-window-font-color="true" loext:opacity="0%" style:font-name="arial" fo:font-size="12pt" fo:letter-spacing="normal" fo:font-style="normal" fo:font-weight="normal" officeooo:rsid="00561ba6" fo:background-color="transparent" loext:char-shading-value="0" style:font-size-asian="12pt" style:font-size-complex="12pt"/>
    </style:style>
    <style:style style:name="T7" style:family="text">
      <style:text-properties fo:font-variant="normal" fo:text-transform="none" style:use-window-font-color="true" loext:opacity="0%" style:font-name="arial" fo:font-size="12pt" fo:letter-spacing="normal" fo:font-style="normal" fo:font-weight="normal" officeooo:rsid="00502eeb" fo:background-color="transparent" loext:char-shading-value="0" style:font-size-asian="12pt" style:font-size-complex="12pt"/>
    </style:style>
    <style:style style:name="T8" style:family="text">
      <style:text-properties fo:font-variant="normal" fo:text-transform="none" style:use-window-font-color="true" loext:opacity="0%" style:font-name="arial" fo:font-size="12pt" fo:letter-spacing="normal" fo:font-style="normal" fo:font-weight="normal" officeooo:rsid="00502eeb" fo:background-color="transparent" loext:char-shading-value="0" style:font-size-asian="12pt" style:font-size-complex="12pt" loext:padding="0cm" loext:border="none"/>
    </style:style>
    <style:style style:name="T9" style:family="text">
      <style:text-properties fo:font-variant="normal" fo:text-transform="none" style:use-window-font-color="true" loext:opacity="0%" style:font-name="arial" fo:font-size="12pt" fo:letter-spacing="normal" fo:font-style="normal" fo:font-weight="normal" officeooo:rsid="005e814c" fo:background-color="transparent" loext:char-shading-value="0" style:font-size-asian="12pt" style:font-size-complex="12pt"/>
    </style:style>
    <style:style style:name="T10" style:family="text">
      <style:text-properties fo:font-variant="normal" fo:text-transform="none" style:use-window-font-color="true" loext:opacity="0%" style:font-name="arial" fo:font-size="12pt" fo:letter-spacing="normal" fo:font-style="normal" fo:font-weight="normal" officeooo:rsid="005fbfd3" fo:background-color="transparent" loext:char-shading-value="0" style:font-size-asian="12pt" style:font-size-complex="12pt"/>
    </style:style>
    <style:style style:name="T11" style:family="text">
      <style:text-properties fo:font-variant="normal" fo:text-transform="none" style:use-window-font-color="true" loext:opacity="0%" style:font-name="arial" fo:font-size="12pt" fo:letter-spacing="normal" fo:font-style="normal" fo:font-weight="normal" officeooo:rsid="006bf425" fo:background-color="transparent" loext:char-shading-value="0" style:font-size-asian="12pt" style:font-size-complex="12pt"/>
    </style:style>
    <style:style style:name="T12"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weight-asian="normal" style:font-size-complex="12pt" style:font-weight-complex="normal"/>
    </style:style>
    <style:style style:name="T13" style:family="text">
      <style:text-properties fo:font-variant="normal" fo:text-transform="none" style:use-window-font-color="true" loext:opacity="0%" style:font-name="arial" fo:font-size="12pt" fo:letter-spacing="normal" fo:font-style="normal" fo:font-weight="normal" officeooo:rsid="005fbfd3" fo:background-color="transparent" loext:char-shading-value="0" style:font-size-asian="12pt" style:font-weight-asian="bold" style:font-size-complex="12pt" style:font-weight-complex="bold"/>
    </style:style>
    <style:style style:name="T14" style:family="text">
      <style:text-properties fo:font-variant="normal" fo:text-transform="none" style:use-window-font-color="true" loext:opacity="0%" style:font-name="arial" fo:font-size="12pt" fo:letter-spacing="normal" fo:font-style="normal" fo:font-weight="normal" fo:background-color="transparent" loext:char-shading-value="0" loext:padding="0cm" loext:border="none"/>
    </style:style>
    <style:style style:name="T15" style:family="text">
      <style:text-properties fo:font-variant="normal" fo:text-transform="none" style:use-window-font-color="true" loext:opacity="0%" style:font-name="arial" fo:font-size="12pt" fo:letter-spacing="normal" fo:font-style="normal" fo:font-weight="normal" officeooo:rsid="005b7be6" fo:background-color="transparent" loext:char-shading-value="0"/>
    </style:style>
    <style:style style:name="T16" style:family="text">
      <style:text-properties fo:font-variant="normal" fo:text-transform="none" style:use-window-font-color="true" loext:opacity="0%" style:font-name="arial" fo:font-size="12pt" fo:letter-spacing="normal" fo:font-style="normal" fo:font-weight="normal" officeooo:rsid="005e814c" fo:background-color="transparent" loext:char-shading-value="0"/>
    </style:style>
    <style:style style:name="T17" style:family="text">
      <style:text-properties fo:font-variant="normal" fo:text-transform="none" style:use-window-font-color="true" loext:opacity="0%" style:font-name="arial" fo:font-size="12pt" fo:letter-spacing="normal" fo:font-style="normal" fo:font-weight="bold" fo:background-color="transparent" loext:char-shading-value="0" style:font-size-asian="12pt" style:font-weight-asian="bold" style:font-size-complex="12pt" style:font-weight-complex="bold"/>
    </style:style>
    <style:style style:name="T18" style:family="text">
      <style:text-properties fo:font-variant="normal" fo:text-transform="none" style:use-window-font-color="true" loext:opacity="0%" style:font-name="arial" fo:font-size="12pt" fo:letter-spacing="normal" fo:font-style="normal" fo:font-weight="bold" fo:background-color="transparent" loext:char-shading-value="0" style:font-size-asian="12pt" style:font-weight-asian="bold" style:font-size-complex="12pt" style:font-weight-complex="bold" loext:padding="0cm" loext:border="none"/>
    </style:style>
    <style:style style:name="T19" style:family="text">
      <style:text-properties fo:font-variant="normal" fo:text-transform="none" style:use-window-font-color="true" loext:opacity="0%" style:font-name="arial" fo:font-size="12pt" fo:letter-spacing="normal" fo:font-style="normal" fo:font-weight="bold" officeooo:rsid="00502eeb" fo:background-color="transparent" loext:char-shading-value="0" style:font-size-asian="12pt" style:font-weight-asian="bold" style:font-size-complex="12pt" style:font-weight-complex="bold"/>
    </style:style>
    <style:style style:name="T20" style:family="text">
      <style:text-properties fo:font-variant="normal" fo:text-transform="none" style:use-window-font-color="true" loext:opacity="0%" style:font-name="arial" fo:font-size="10pt" fo:letter-spacing="normal" fo:font-style="normal" fo:font-weight="normal" fo:background-color="transparent" loext:char-shading-value="0" style:font-size-asian="10pt" style:font-size-complex="10pt"/>
    </style:style>
    <style:style style:name="T21" style:family="text">
      <style:text-properties fo:font-variant="normal" fo:text-transform="none" style:use-window-font-color="true" loext:opacity="0%" style:font-name="arial" fo:font-size="8pt" fo:letter-spacing="normal" fo:font-style="normal" fo:font-weight="normal" fo:background-color="transparent" loext:char-shading-value="0" style:font-size-asian="8pt" style:font-weight-asian="normal" style:font-size-complex="8pt" style:font-weight-complex="normal"/>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letter-spacing="normal" fo:font-style="normal" fo:font-weight="normal" style:font-weight-asian="normal" style:font-weight-complex="normal"/>
    </style:style>
    <style:style style:name="T24" style:family="text">
      <style:text-properties fo:font-variant="normal" fo:text-transform="none" fo:letter-spacing="normal" fo:font-style="normal" fo:font-weight="normal" officeooo:rsid="00561ba6" style:font-weight-asian="normal" style:font-weight-complex="normal"/>
    </style:style>
    <style:style style:name="T25" style:family="text">
      <style:text-properties fo:font-variant="normal" fo:text-transform="none" fo:letter-spacing="normal" fo:font-style="normal" fo:font-weight="normal" officeooo:rsid="00561ba6"/>
    </style:style>
    <style:style style:name="T26" style:family="text">
      <style:text-properties fo:font-variant="normal" fo:text-transform="none" fo:letter-spacing="normal" fo:font-style="normal" fo:font-weight="bold" style:font-weight-asian="bold" style:font-weight-complex="bold"/>
    </style:style>
    <style:style style:name="T27" style:family="text">
      <style:text-properties fo:font-variant="normal" fo:text-transform="none" fo:letter-spacing="normal" fo:background-color="transparent" loext:char-shading-value="0"/>
    </style:style>
    <style:style style:name="T28" style:family="text">
      <style:text-properties fo:font-variant="normal" fo:text-transform="none" fo:font-size="10pt" fo:letter-spacing="normal" fo:font-style="normal" fo:font-weight="normal" style:font-size-asian="10pt" style:font-weight-asian="normal" style:font-size-complex="10pt" style:font-weight-complex="normal"/>
    </style:style>
    <style:style style:name="T29" style:family="text">
      <style:text-properties fo:font-variant="normal" fo:text-transform="none" fo:color="#f8faff" loext:opacity="100%" style:font-name="quote-cjk-patch" fo:font-size="12pt" fo:letter-spacing="normal" fo:font-style="normal" fo:font-weight="bold"/>
    </style:style>
    <style:style style:name="T30" style:family="text">
      <style:text-properties fo:font-variant="normal" fo:text-transform="none" fo:color="#f8faff" loext:opacity="100%" style:font-name="quote-cjk-patch" fo:font-size="12pt" fo:letter-spacing="normal" fo:font-style="normal" fo:font-weight="bold" fo:background-color="#ffff00" loext:char-shading-value="0"/>
    </style:style>
    <style:style style:name="T31" style:family="text">
      <style:text-properties fo:font-variant="normal" fo:text-transform="none" fo:color="#f8faff" loext:opacity="100%" style:font-name="quote-cjk-patch" fo:font-size="12pt" fo:letter-spacing="normal" fo:font-style="normal" fo:font-weight="bold" fo:background-color="#ffff00" loext:char-shading-value="0"/>
    </style:style>
    <style:style style:name="T32" style:family="text">
      <style:text-properties fo:font-variant="normal" fo:text-transform="none" fo:color="#f8faff" loext:opacity="100%" style:font-name="quote-cjk-patch" fo:font-size="12pt" fo:letter-spacing="normal" fo:font-style="normal" fo:font-weight="bold"/>
    </style:style>
    <style:style style:name="T33" style:family="text">
      <style:text-properties fo:font-variant="normal" fo:text-transform="none" fo:color="#f8faff" loext:opacity="100%" style:font-name="quote-cjk-patch" fo:font-size="12pt" fo:letter-spacing="normal" fo:font-style="normal" fo:font-weight="bold" fo:background-color="transparent" loext:char-shading-value="0"/>
    </style:style>
    <style:style style:name="T34" style:family="text">
      <style:text-properties fo:font-variant="normal" fo:text-transform="none" fo:color="#f8faff" loext:opacity="100%" style:font-name="quote-cjk-patch" fo:font-size="12pt" fo:letter-spacing="normal" fo:font-style="normal" fo:font-weight="bold" fo:background-color="transparent" loext:char-shading-value="0"/>
    </style:style>
    <style:style style:name="T35" style:family="text">
      <style:text-properties fo:font-variant="normal" fo:text-transform="none" fo:color="#f8faff" loext:opacity="100%" style:font-name="quote-cjk-patch" fo:font-size="12pt" fo:letter-spacing="normal" fo:font-style="normal" fo:font-weight="normal"/>
    </style:style>
    <style:style style:name="T36" style:family="text">
      <style:text-properties fo:font-variant="normal" fo:text-transform="none" fo:color="#f8faff" loext:opacity="100%" style:font-name="quote-cjk-patch" fo:font-size="12pt" fo:letter-spacing="normal" fo:font-style="normal" fo:font-weight="normal" fo:background-color="#ffff00" loext:char-shading-value="0"/>
    </style:style>
    <style:style style:name="T37" style:family="text">
      <style:text-properties fo:font-variant="normal" fo:text-transform="none" fo:color="#f8faff" loext:opacity="100%" style:font-name="quote-cjk-patch" fo:font-size="12pt" fo:letter-spacing="normal" fo:font-style="normal" fo:font-weight="normal" fo:background-color="#ffff00" loext:char-shading-value="0"/>
    </style:style>
    <style:style style:name="T38" style:family="text">
      <style:text-properties fo:font-variant="normal" fo:text-transform="none" fo:color="#f8faff" loext:opacity="100%" style:font-name="quote-cjk-patch" fo:font-size="12pt" fo:letter-spacing="normal" fo:font-style="normal" fo:font-weight="normal"/>
    </style:style>
    <style:style style:name="T39" style:family="text">
      <style:text-properties fo:font-variant="normal" fo:text-transform="none" fo:color="#f8faff" loext:opacity="100%" style:font-name="quote-cjk-patch" fo:font-size="12pt" fo:letter-spacing="normal" fo:font-style="normal" fo:font-weight="normal" fo:background-color="transparent" loext:char-shading-value="0"/>
    </style:style>
    <style:style style:name="T40" style:family="text">
      <style:text-properties fo:font-variant="normal" fo:text-transform="none" fo:color="#f8faff" loext:opacity="100%" style:font-name="quote-cjk-patch" fo:font-size="12pt" fo:letter-spacing="normal" fo:font-style="normal" fo:font-weight="normal" fo:background-color="transparent" loext:char-shading-value="0"/>
    </style:style>
    <style:style style:name="T41" style:family="text">
      <style:text-properties fo:font-variant="normal" fo:text-transform="none" fo:color="#f8faff" loext:opacity="100%" fo:letter-spacing="normal"/>
    </style:style>
    <style:style style:name="T42" style:family="text">
      <style:text-properties fo:font-variant="normal" fo:text-transform="none" fo:color="#f8faff" loext:opacity="100%" fo:letter-spacing="normal" fo:background-color="#ffff00" loext:char-shading-value="0"/>
    </style:style>
    <style:style style:name="T43" style:family="text">
      <style:text-properties fo:font-variant="normal" fo:text-transform="none" fo:color="#f8faff" loext:opacity="100%" fo:letter-spacing="normal" fo:background-color="#ffff00" loext:char-shading-value="0"/>
    </style:style>
    <style:style style:name="T44" style:family="text">
      <style:text-properties fo:font-variant="normal" fo:text-transform="none" fo:color="#f8faff" loext:opacity="100%" fo:letter-spacing="normal"/>
    </style:style>
    <style:style style:name="T45" style:family="text">
      <style:text-properties fo:font-variant="normal" fo:text-transform="none" fo:color="#f8faff" loext:opacity="100%" fo:letter-spacing="normal" fo:background-color="transparent" loext:char-shading-value="0"/>
    </style:style>
    <style:style style:name="T46" style:family="text">
      <style:text-properties fo:font-variant="normal" fo:text-transform="none" fo:color="#f8faff" loext:opacity="100%" fo:letter-spacing="normal" fo:background-color="transparent" loext:char-shading-value="0"/>
    </style:style>
    <style:style style:name="T47" style:family="text">
      <style:text-properties fo:font-variant="normal" fo:text-transform="none" style:font-name="quote-cjk-patch" fo:font-size="12pt" fo:letter-spacing="normal" fo:font-style="normal" fo:font-weight="bold" fo:background-color="transparent" loext:char-shading-value="0"/>
    </style:style>
    <style:style style:name="T48" style:family="text">
      <style:text-properties fo:font-variant="normal" fo:text-transform="none" style:font-name="quote-cjk-patch" fo:font-size="12pt" fo:letter-spacing="normal" fo:font-style="normal" fo:font-weight="normal" fo:background-color="transparent" loext:char-shading-value="0"/>
    </style:style>
    <style:style style:name="T49" style:family="text">
      <style:text-properties fo:font-variant="normal" fo:text-transform="none" fo:color="#c9211e" loext:opacity="100%" style:font-name="quote-cjk-patch" fo:font-size="12pt" fo:letter-spacing="normal" fo:font-style="normal" fo:font-weight="bold"/>
    </style:style>
    <style:style style:name="T50" style:family="text">
      <style:text-properties fo:font-variant="normal" fo:text-transform="none" fo:color="#c9211e" loext:opacity="100%" style:font-name="quote-cjk-patch" fo:font-size="12pt" fo:letter-spacing="normal" fo:font-style="normal" fo:font-weight="normal"/>
    </style:style>
    <style:style style:name="T51" style:family="text">
      <style:text-properties fo:font-variant="normal" fo:text-transform="none" fo:color="#c9211e" loext:opacity="100%" style:font-name="Menlo1" fo:font-size="12pt" fo:letter-spacing="normal" fo:font-style="normal" fo:font-weight="bold" fo:background-color="#424242" loext:char-shading-value="0" loext:padding="0cm" loext:border="none"/>
    </style:style>
    <style:style style:name="T52" style:family="text">
      <style:text-properties fo:font-variant="normal" fo:text-transform="none" fo:color="#224b12" loext:opacity="100%" style:font-name="quote-cjk-patch" fo:font-size="12pt" fo:letter-spacing="normal" fo:font-style="normal" fo:font-weight="bold" fo:background-color="transparent" loext:char-shading-value="0"/>
    </style:style>
    <style:style style:name="T53" style:family="text">
      <style:text-properties fo:font-variant="normal" fo:text-transform="none" fo:color="#224b12" loext:opacity="100%" style:font-name="quote-cjk-patch" fo:font-size="12pt" fo:letter-spacing="normal" fo:font-style="normal" fo:font-weight="normal" fo:background-color="transparent" loext:char-shading-value="0"/>
    </style:style>
    <style:style style:name="T54" style:family="text">
      <style:text-properties fo:font-variant="normal" fo:text-transform="none" fo:color="#224b12" loext:opacity="100%" fo:letter-spacing="normal" fo:background-color="transparent" loext:char-shading-value="0"/>
    </style:style>
    <style:style style:name="T55" style:family="text">
      <style:text-properties fo:font-weight="normal" officeooo:rsid="007af980" style:font-weight-asian="normal" style:font-weight-complex="normal"/>
    </style:style>
    <style:style style:name="T56" style:family="text">
      <style:text-properties style:use-window-font-color="true" loext:opacity="0%" style:font-name="arial" fo:font-size="12pt" fo:background-color="transparent" loext:char-shading-value="0" style:font-size-asian="12pt" style:font-size-complex="12pt"/>
    </style:style>
    <style:style style:name="T57" style:family="text">
      <style:text-properties style:use-window-font-color="true" loext:opacity="0%" style:font-name="arial" fo:font-size="12pt" fo:background-color="transparent" loext:char-shading-value="0" style:font-size-asian="12pt" style:font-size-complex="12pt" loext:padding="0cm" loext:border="none"/>
    </style:style>
    <style:style style:name="T58" style:family="text">
      <style:text-properties style:use-window-font-color="true" loext:opacity="0%" style:font-name="arial" fo:font-size="10pt" fo:font-weight="bold" style:font-size-asian="10pt" style:font-size-complex="10pt"/>
    </style:style>
    <style:style style:name="T59" style:family="text">
      <style:text-properties style:use-window-font-color="true" loext:opacity="0%" style:font-name="arial" fo:font-size="10pt" style:font-size-asian="10pt" style:font-size-complex="10pt"/>
    </style:style>
    <style:style style:name="T60" style:family="text">
      <style:text-properties officeooo:rsid="005a2830"/>
    </style:style>
    <style:style style:name="T61" style:family="text">
      <style:text-properties officeooo:rsid="005fe45d"/>
    </style:style>
    <style:style style:name="T62" style:family="text">
      <style:text-properties officeooo:rsid="00615820"/>
    </style:style>
    <style:style style:name="T63" style:family="text">
      <style:text-properties officeooo:rsid="0068f427"/>
    </style:style>
    <style:style style:name="T64" style:family="text">
      <style:text-properties officeooo:rsid="008618d9"/>
    </style:style>
    <style:style style:name="T65" style:family="text">
      <style:text-properties officeooo:rsid="0089797a"/>
    </style:style>
    <style:style style:name="T66" style:family="text">
      <style:text-properties style:font-name="Menlo1" fo:font-size="12pt" fo:font-style="normal" fo:font-weight="normal"/>
    </style:style>
    <style:style style:name="T67" style:family="text">
      <style:text-properties officeooo:rsid="008b4cb1"/>
    </style:style>
    <style:style style:name="T68" style:family="text">
      <style:text-properties fo:color="#c699e3" loext:opacity="100%"/>
    </style:style>
    <style:style style:name="T69" style:family="text">
      <style:text-properties fo:color="#c699e3" loext:opacity="100%" style:font-name="Menlo1" fo:font-size="12pt" fo:font-style="normal" fo:font-weight="normal"/>
    </style:style>
    <style:style style:name="T70" style:family="text">
      <style:text-properties fo:color="#e3eaf2" loext:opacity="100%"/>
    </style:style>
    <style:style style:name="T71" style:family="text">
      <style:text-properties fo:color="#e3eaf2" loext:opacity="100%" style:font-name="Menlo1" fo:font-size="12pt" fo:font-style="normal" fo:font-weight="normal"/>
    </style:style>
    <style:style style:name="T72" style:family="text">
      <style:text-properties fo:color="#8da1b9" loext:opacity="100%"/>
    </style:style>
    <style:style style:name="T73" style:family="text">
      <style:text-properties fo:color="#8da1b9" loext:opacity="100%" style:font-name="Menlo1" fo:font-size="12pt" fo:font-style="normal" fo:font-weight="normal"/>
    </style:style>
    <style:style style:name="T74" style:family="text">
      <style:text-properties fo:color="#e9ae7e" loext:opacity="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318cm"/>
      </text:list-level-style-bullet>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loext:num-list-format="%1%." style:num-suffix="." style:num-format="1">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318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2.81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Relatório: <text:span text:style-name="T55">A</text:span></text:h>
      <text:p text:style-name="P17"><text:span text:style-name="T26">Aluno: </text:span><text:span text:style-name="T23">Cristovão Lacerda Cronje</text:span></text:p>
      <text:p text:style-name="P3"/>
      <text:p text:style-name="P64">Fazer isso entre 2 nós do NPAD, pedir uma cpu em cada no diferente no NPAD.<text:line-break/>Fazer o mesmo<text:span text:style-name="T64">(tarefa 14)</text:span></text:p>
      <text:p text:style-name="P64"/>
      <text:p text:style-name="P67">Programação em memoria distirbuida:</text:p>
      <text:p text:style-name="P65">Tarefa 15:<text:line-break/>Comunicação ponto a ponto não bloqueante:</text:p>
      <text:list xml:id="list2002294637" text:style-name="L28">
        <text:list-item>
          <text:p text:style-name="P66">Escondendo latencia com sobreposicao de computacao e comunicacao</text:p>
        </text:list-item>
        <text:list-item>
          <text:p text:style-name="P66">Criação de MPI_Request: MPI_Isend | MPI_Irecv</text:p>
        </text:list-item>
        <text:list-item>
          <text:p text:style-name="P66">Consumir MPI_Request: MPI_Wait | MPI_Test</text:p>
        </text:list-item>
      </text:list>
      <text:p text:style-name="P65"/>
      <text:p text:style-name="P67">Tarefa implemente uma simulacao de difusao de calor em uma barra 1D, dividida entre dois ou mais processos MI. Cada processo deve simular um trecho da barra com celulas extras para troca de fbordas com vizinhos. Implemente tres versoes:<text:line-break/>1) com MPI_send/ MPI_Recv</text:p>
      <text:p text:style-name="P67">2)outra com MPI_Isend <text:s/>/ MPI_Irecv e MPI_Wait</text:p>
      <text:p text:style-name="P67">3) terceira com <text:s/>MPI_test.</text:p>
      <text:p text:style-name="P68">Conceito de celulas fantasma: dado armazenado <text:s/>localmente que e dado do vizinho) e Halo(envia seu dado para vizinho para ecolocar na celula fantasma dele, esse dado chama de Halo ou aureola)</text:p>
      <text:p text:style-name="P67">Para <text:span text:style-name="T65">atualizar os pontos internos enquanto enquanto aguarda a comunicação. Compare os tempos de execucao e discuta os ganhos com sobreposicao de comunicacao e computacao.</text:span></text:p>
      <text:p text:style-name="P67"/>
      <text:p text:style-name="P68">OBS:. Precisa ter duas “barrar”, a atual e anterior. Vai ter o laco do tempo e outro laco da dimensao de x. no final do laco, troca o ponteiro atual para trocas com a barra anterior.<text:line-break/><text:line-break/><text:span text:style-name="T67">Paralelizacao e explicita e por troca de mensagem.</text:span></text:p>
      <text:p text:style-name="P75"/>
      <text:h text:style-name="P22" text:outline-level="1">Simulação de Difusão de Calor 1D com MPI</text:h>
      <text:p text:style-name="P77">Vou implementar uma simulação de difusão de calor em uma barra 1D usando três abordagens de comunicação diferentes em MPI. O problema será dividido <text:soft-page-break/>entre processos, cada um responsável por uma seção da barra, com células fantasmas (ghost cells) para troca de informações com os vizinhos.</text:p>
      <text:h text:style-name="P24" text:outline-level="2">Conceitos Chave:</text:h>
      <text:list xml:id="list3242760822" text:style-name="L29">
        <text:list-item>
          <text:p text:style-name="P101"><text:span text:style-name="Strong_20_Emphasis"><text:span text:style-name="T49">Células Fantasma</text:span></text:span><text:span text:style-name="T50">: Extensão do domínio local que armazena dados dos vizinhos</text:span></text:p>
        </text:list-item>
        <text:list-item>
          <text:p text:style-name="P101"><text:span text:style-name="Strong_20_Emphasis"><text:span text:style-name="T49">Halo/Auréola</text:span></text:span><text:span text:style-name="T50">: Dados enviados para os vizinhos que serão armazenados em suas células fantasmas</text:span></text:p>
        </text:list-item>
        <text:list-item>
          <text:p text:style-name="P101"><text:span text:style-name="Strong_20_Emphasis"><text:span text:style-name="T49">Sobreposição</text:span></text:span><text:span text:style-name="T50">: Realizar computação enquanto a comunicação ocorre em segundo plano</text:span></text:p>
        </text:list-item>
      </text:list>
      <text:p text:style-name="P76"/>
      <text:p text:style-name="P76"/>
      <text:h text:style-name="P25" text:outline-level="2">Análise das Implementações</text:h>
      <text:h text:style-name="P27" text:outline-level="3">1. Versão Bloqueante (MPI_Send/MPI_Recv)</text:h>
      <text:list xml:id="list1934650281" text:style-name="L30">
        <text:list-item>
          <text:p text:style-name="P102"><text:span text:style-name="Strong_20_Emphasis"><text:span text:style-name="T49">Funcionamento</text:span></text:span><text:span text:style-name="T50">: Cada comunicação espera ser completada antes de continuar</text:span></text:p>
        </text:list-item>
        <text:list-item>
          <text:p text:style-name="P102"><text:span text:style-name="Strong_20_Emphasis"><text:span text:style-name="T49">Vantagem</text:span></text:span><text:span text:style-name="T50">: Simplicidade de implementação</text:span></text:p>
        </text:list-item>
        <text:list-item>
          <text:p text:style-name="P102"><text:span text:style-name="Strong_20_Emphasis"><text:span text:style-name="T49">Desvantagem</text:span></text:span><text:span text:style-name="T50">: Tempo ocioso durante a comunicação</text:span></text:p>
        </text:list-item>
      </text:list>
      <text:h text:style-name="P27" text:outline-level="3">2. Versão Não Bloqueante com MPI_Wait</text:h>
      <text:list xml:id="list3900361468" text:style-name="L31">
        <text:list-item>
          <text:p text:style-name="P103"><text:span text:style-name="Strong_20_Emphasis"><text:span text:style-name="T49">Funcionamento</text:span></text:span><text:span text:style-name="T50">: Inicia comunicações e realiza computação interna antes de esperar</text:span></text:p>
        </text:list-item>
        <text:list-item>
          <text:p text:style-name="P103"><text:span text:style-name="Strong_20_Emphasis"><text:span text:style-name="T49">Vantagem</text:span></text:span><text:span text:style-name="T50">: Sobreposição parcial de comunicação e computação</text:span></text:p>
        </text:list-item>
        <text:list-item>
          <text:p text:style-name="P103"><text:span text:style-name="Strong_20_Emphasis"><text:span text:style-name="T49">Desvantagem</text:span></text:span><text:span text:style-name="T50">: Ainda precisa esperar no final para atualizar as bordas</text:span></text:p>
        </text:list-item>
      </text:list>
      <text:h text:style-name="P27" text:outline-level="3">3. Versão Não Bloqueante com MPI_Test</text:h>
      <text:list xml:id="list701815829" text:style-name="L32">
        <text:list-item>
          <text:p text:style-name="P104"><text:span text:style-name="Strong_20_Emphasis"><text:span text:style-name="T49">Funcionamento</text:span></text:span><text:span text:style-name="T50">: Verifica periodicamente se a comunicação foi concluída</text:span></text:p>
        </text:list-item>
        <text:list-item>
          <text:p text:style-name="P104"><text:span text:style-name="Strong_20_Emphasis"><text:span text:style-name="T49">Vantagem</text:span></text:span><text:span text:style-name="T50">: Máxima sobreposição possível</text:span></text:p>
        </text:list-item>
        <text:list-item>
          <text:p text:style-name="P104"><text:span text:style-name="Strong_20_Emphasis"><text:span text:style-name="T49">Desvantagem</text:span></text:span><text:span text:style-name="T50">: Maior complexidade de implementação</text:span></text:p>
        </text:list-item>
      </text:list>
      <text:h text:style-name="P24" text:outline-level="2"><text:soft-page-break/>Resultados Esperados</text:h>
      <text:p text:style-name="P105"><text:span text:style-name="T50">A versão não bloqueante com </text:span><text:span text:style-name="Source_20_Text"><text:span text:style-name="T51">MPI_Test</text:span></text:span><text:span text:style-name="T50"> deve apresentar o melhor desempenho, seguida pela versão com </text:span><text:span text:style-name="Source_20_Text"><text:span text:style-name="T51">MPI_Wait</text:span></text:span><text:span text:style-name="T50">, e finalmente a versão bloqueante. Os ganhos serão mais significativos em:</text:span></text:p>
      <text:list xml:id="list292954772" text:style-name="L33">
        <text:list-item>
          <text:p text:style-name="P79">Sistemas com alta latência de rede</text:p>
        </text:list-item>
        <text:list-item>
          <text:p text:style-name="P79">Problemas com maior razão computação/comunicação</text:p>
        </text:list-item>
        <text:list-item>
          <text:p text:style-name="P79">Quando o tamanho do halo é pequeno comparado ao domínio local</text:p>
        </text:list-item>
      </text:list>
      <text:h text:style-name="P24" text:outline-level="2">Compilação e Execução</text:h>
      <text:p text:style-name="P77">Para compilar e executar:</text:p>
      <text:p text:style-name="P114">bash</text:p>
      <text:p text:style-name="P115">Copy</text:p>
      <text:p text:style-name="P116">Download</text:p>
      <text:p text:style-name="P29">mpicc heat_diffusion_mpi.c -o heat_diffusion -lm</text:p>
      <text:p text:style-name="P30">mpirun -np 4 ./heat_diffusion</text:p>
      <text:p text:style-name="P78">Este código fornece uma base completa para comparar as diferentes abordagens de comunicação em MPI, demonstrando claramente os benefícios da sobreposição de comunicação e computação.</text:p>
      <text:p text:style-name="P80"/>
      <text:h text:style-name="P23" text:outline-level="1">Análise Aprofundada das Implementações de Difusão de Calor com MPI</text:h>
      <text:p text:style-name="P81">Vamos explorar detalhadamente cada abordagem, usando analogias do mundo real para facilitar o entendimento, e analisar os resultados esperados de forma clara.</text:p>
      <text:h text:style-name="P26" text:outline-level="2">1. Versão Bloqueante: Como uma Linha de Montagem Tradicional</text:h>
      <text:p text:style-name="P105"><text:span text:style-name="Strong_20_Emphasis"><text:span text:style-name="T52">Funcionamento:</text:span></text:span></text:p>
      <text:list xml:id="list1726850006" text:style-name="L34">
        <text:list-item>
          <text:p text:style-name="P83"><text:soft-page-break/>Imagine uma linha de montagem onde cada trabalhador (processo) precisa receber uma peça do trabalhador anterior antes de começar seu trabalho.</text:p>
        </text:list-item>
        <text:list-item>
          <text:p text:style-name="P84">No código, isso se traduz como:</text:p>
          <text:p text:style-name="P94">c</text:p>
          <text:p text:style-name="P97">Copy</text:p>
          <text:p text:style-name="P97">Download</text:p>
          <text:p text:style-name="P31">MPI_Send(dados_para_vizinho); // Espera até o vizinho receber</text:p>
          <text:p text:style-name="P32">MPI_Recv(dados_do_vizinho); <text:s text:c="2"/>// Espera até receber os dados</text:p>
        </text:list-item>
      </text:list>
      <text:p text:style-name="P105"><text:span text:style-name="Strong_20_Emphasis"><text:span text:style-name="T52">Problema Principal:</text:span></text:span></text:p>
      <text:list xml:id="list131397885" text:style-name="L35">
        <text:list-item>
          <text:p text:style-name="P106"><text:span text:style-name="T54">⏳ </text:span><text:span text:style-name="Strong_20_Emphasis"><text:span text:style-name="T52">Tempo de Espera</text:span></text:span><text:span text:style-name="T53">: Assim como um trabalhador fica ocioso esperando a peça chegar, o processo MPI fica parado durante toda a comunicação.</text:span></text:p>
        </text:list-item>
      </text:list>
      <text:p text:style-name="P105"><text:span text:style-name="Strong_20_Emphasis"><text:span text:style-name="T52">Exemplo Prático:</text:span></text:span></text:p>
      <text:list xml:id="list2521421807" text:style-name="L36">
        <text:list-item>
          <text:p text:style-name="P85">Se a comunicação leva 0.1s e o cálculo leva 0.15s:</text:p>
          <text:list>
            <text:list-item>
              <text:p text:style-name="P86">Tempo total por iteração = 0.1s (envio) + 0.1s (recebimento) + 0.15s (cálculo) = 0.35s</text:p>
            </text:list-item>
          </text:list>
        </text:list-item>
      </text:list>
      <text:h text:style-name="P26" text:outline-level="2">2. Versão Não Bloqueante com MPI_Wait: Como um Chef Cozinheiro Esperto</text:h>
      <text:p text:style-name="P105"><text:span text:style-name="Strong_20_Emphasis"><text:span text:style-name="T52">Funcionamento:</text:span></text:span></text:p>
      <text:list xml:id="list2442379" text:style-name="L37">
        <text:list-item>
          <text:p text:style-name="P87">Imagine um chef que coloca um bolo no forno e enquanto espera, começa a preparar o próximo prato.</text:p>
        </text:list-item>
        <text:list-item>
          <text:p text:style-name="P88">No código:</text:p>
          <text:p text:style-name="P95">c</text:p>
          <text:p text:style-name="P98">Copy</text:p>
          <text:p text:style-name="P98">Download</text:p>
          <text:p text:style-name="P33">MPI_Isend(inicia_envio); // Começa a enviar e continua</text:p>
          <text:p text:style-name="P34">MPI_Irecv(inicia_recebimento); // Começa a receber e continua</text:p>
          <text:p text:style-name="P38"/>
          <text:p text:style-name="P34">// Enquanto a comunicação ocorre, faz cálculos internos</text:p>
          <text:p text:style-name="P34">calcular_pontos_internos();</text:p>
          <text:p text:style-name="P38"/>
          <text:p text:style-name="P34">MPI_Wait(espera_comunicacao); // Só espera quando realmente necessário</text:p>
        </text:list-item>
      </text:list>
      <text:p text:style-name="P105"><text:span text:style-name="Strong_20_Emphasis"><text:span text:style-name="T52">Vantagem Chave:</text:span></text:span></text:p>
      <text:list xml:id="list1528318395" text:style-name="L38">
        <text:list-item>
          <text:p text:style-name="P107"><text:soft-page-break/><text:span text:style-name="T54">🔄 </text:span><text:span text:style-name="Strong_20_Emphasis"><text:span text:style-name="T52">Sobreposição Parcial</text:span></text:span><text:span text:style-name="T53">: Consegue aproveitar ~50-70% do tempo de comunicação para fazer cálculos úteis.</text:span></text:p>
        </text:list-item>
      </text:list>
      <text:p text:style-name="P105"><text:span text:style-name="Strong_20_Emphasis"><text:span text:style-name="T52">Melhoria no Exemplo:</text:span></text:span></text:p>
      <text:list xml:id="list1353917957" text:style-name="L39">
        <text:list-item>
          <text:p text:style-name="P89">Comunicação: 0.1s (ocorrendo em paralelo)</text:p>
        </text:list-item>
        <text:list-item>
          <text:p text:style-name="P89">Cálculos internos: 0.1s (feitos durante comunicação)</text:p>
        </text:list-item>
        <text:list-item>
          <text:p text:style-name="P89">Cálculos de borda: 0.05s (após comunicação)</text:p>
        </text:list-item>
        <text:list-item>
          <text:p text:style-name="P89">Tempo total por iteração ≈ 0.25s (economia de ~29%)</text:p>
        </text:list-item>
      </text:list>
      <text:h text:style-name="P26" text:outline-level="2">3. Versão Não Bloqueante com MPI_Test: Como um Jogador Profissional de Xadrez</text:h>
      <text:p text:style-name="P105"><text:span text:style-name="Strong_20_Emphasis"><text:span text:style-name="T52">Funcionamento:</text:span></text:span></text:p>
      <text:list xml:id="list3545553511" text:style-name="L40">
        <text:list-item>
          <text:p text:style-name="P90">Imagine um jogador de xadrez que faz sua jogada, verifica rapidamente se o oponente respondeu, e enquanto não responde, planeja estratégias.</text:p>
        </text:list-item>
        <text:list-item>
          <text:p text:style-name="P91">No código:</text:p>
          <text:p text:style-name="P96">c</text:p>
          <text:p text:style-name="P99">Copy</text:p>
          <text:p text:style-name="P99">Download</text:p>
          <text:p text:style-name="P35">MPI_Isend(inicia_envio);</text:p>
          <text:p text:style-name="P36">MPI_Irecv(inicia_recebimento);</text:p>
          <text:p text:style-name="P39"/>
          <text:p text:style-name="P36">while(!comunicação_concluída) {</text:p>
          <text:p text:style-name="P37"><text:s text:c="4"/><text:span text:style-name="T66">calcular_pedaço_dos_pontos_internos();</text:span></text:p>
          <text:p text:style-name="P37"><text:s text:c="4"/><text:span text:style-name="T66">MPI_Test(verifica_se_comunicação_pronta); // Verificação não bloqueante</text:span></text:p>
          <text:p text:style-name="P36">}</text:p>
        </text:list-item>
      </text:list>
      <text:p text:style-name="P105"><text:span text:style-name="Strong_20_Emphasis"><text:span text:style-name="T52">Vantagem Máxima:</text:span></text:span></text:p>
      <text:list xml:id="list3504430729" text:style-name="L41">
        <text:list-item>
          <text:p text:style-name="P108"><text:span text:style-name="T54">⚡ </text:span><text:span text:style-name="Strong_20_Emphasis"><text:span text:style-name="T52">Aproveitamento de 90-95%</text:span></text:span><text:span text:style-name="T53"> do tempo de comunicação para cálculos.</text:span></text:p>
        </text:list-item>
        <text:list-item>
          <text:p text:style-name="P92">Ajusta dinamicamente quanto cálculo fazer entre verificações.</text:p>
        </text:list-item>
      </text:list>
      <text:p text:style-name="P105"><text:span text:style-name="Strong_20_Emphasis"><text:span text:style-name="T52">No Nosso Exemplo:</text:span></text:span></text:p>
      <text:list xml:id="list3437600438" text:style-name="L42">
        <text:list-item>
          <text:p text:style-name="P93">Comunicação: 0.1s (total, mas verificada a cada 0.02s)</text:p>
        </text:list-item>
        <text:list-item>
          <text:p text:style-name="P93">Cálculos: 0.14s durante comunicação + 0.01s final</text:p>
        </text:list-item>
        <text:list-item>
          <text:p text:style-name="P93">Tempo total por iteração ≈ 0.21s (economia de ~40%)</text:p>
        </text:list-item>
      </text:list>
      <text:h text:style-name="P26" text:outline-level="2"><text:soft-page-break/>Tabela Comparativa de Desempenho</text:h>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P44">Método</text:p>
            </table:table-cell>
            <table:table-cell table:style-name="Tabela4.A1" office:value-type="string">
              <text:p text:style-name="P44">Tempo/Iteração</text:p>
            </table:table-cell>
            <table:table-cell table:style-name="Tabela4.A1" office:value-type="string">
              <text:p text:style-name="P44">Ganho vs Bloqueante</text:p>
            </table:table-cell>
            <table:table-cell table:style-name="Tabela4.A1" office:value-type="string">
              <text:p text:style-name="P44">Complexidade</text:p>
            </table:table-cell>
          </table:table-row>
        </table:table-header-rows>
        <table:table-row>
          <table:table-cell table:style-name="Tabela4.A2" office:value-type="string">
            <text:p text:style-name="P42">Bloqueante</text:p>
          </table:table-cell>
          <table:table-cell table:style-name="Tabela4.A2" office:value-type="string">
            <text:p text:style-name="P42">0.35s</text:p>
          </table:table-cell>
          <table:table-cell table:style-name="Tabela4.A2" office:value-type="string">
            <text:p text:style-name="P42">0% (base)</text:p>
          </table:table-cell>
          <table:table-cell table:style-name="Tabela4.A2" office:value-type="string">
            <text:p text:style-name="P43">★☆☆☆☆</text:p>
          </table:table-cell>
        </table:table-row>
        <table:table-row>
          <table:table-cell table:style-name="Tabela4.A2" office:value-type="string">
            <text:p text:style-name="P42">Não Bloqueante (Wait)</text:p>
          </table:table-cell>
          <table:table-cell table:style-name="Tabela4.A2" office:value-type="string">
            <text:p text:style-name="P42">0.25s</text:p>
          </table:table-cell>
          <table:table-cell table:style-name="Tabela4.A2" office:value-type="string">
            <text:p text:style-name="P42">~29% mais rápido</text:p>
          </table:table-cell>
          <table:table-cell table:style-name="Tabela4.A2" office:value-type="string">
            <text:p text:style-name="P43">★★★☆☆</text:p>
          </table:table-cell>
        </table:table-row>
        <table:table-row>
          <table:table-cell table:style-name="Tabela4.A2" office:value-type="string">
            <text:p text:style-name="P42">Não Bloqueante (Test)</text:p>
          </table:table-cell>
          <table:table-cell table:style-name="Tabela4.A2" office:value-type="string">
            <text:p text:style-name="P42">0.21s</text:p>
          </table:table-cell>
          <table:table-cell table:style-name="Tabela4.A2" office:value-type="string">
            <text:p text:style-name="P42">~40% mais rápido</text:p>
          </table:table-cell>
          <table:table-cell table:style-name="Tabela4.A2" office:value-type="string">
            <text:p text:style-name="P43">★★★★★</text:p>
          </table:table-cell>
        </table:table-row>
      </table:table>
      <text:h text:style-name="P26" text:outline-level="2">Quando Cada Método é Mais Eficaz?</text:h>
      <text:h text:style-name="P28" text:outline-level="3">1. Sistemas com Alta Latência (Redes Lentas)</text:h>
      <text:list xml:id="list1363802281" text:style-name="L43">
        <text:list-item>
          <text:p text:style-name="P109"><text:span text:style-name="Strong_20_Emphasis"><text:span text:style-name="T52">Exemplo</text:span></text:span><text:span text:style-name="T53">: Cluster com processos em máquinas diferentes</text:span></text:p>
        </text:list-item>
        <text:list-item>
          <text:p text:style-name="P109"><text:span text:style-name="Strong_20_Emphasis"><text:span text:style-name="T52">Melhor Método</text:span></text:span><text:span text:style-name="T53">: Não bloqueante com MPI_Test</text:span></text:p>
        </text:list-item>
        <text:list-item>
          <text:p text:style-name="P109"><text:span text:style-name="Strong_20_Emphasis"><text:span text:style-name="T52">Porque</text:span></text:span><text:span text:style-name="T53">: A latência alta (tempo para iniciar comunicação) é melhor "escondida" pelo cálculo</text:span></text:p>
        </text:list-item>
      </text:list>
      <text:h text:style-name="P28" text:outline-level="3">2. Problemas com Muito Cálculo vs Pouca Comunicação</text:h>
      <text:list xml:id="list3479277009" text:style-name="L44">
        <text:list-item>
          <text:p text:style-name="P110"><text:span text:style-name="Strong_20_Emphasis"><text:span text:style-name="T52">Exemplo</text:span></text:span><text:span text:style-name="T53">: Simulações com física complexa em cada célula</text:span></text:p>
        </text:list-item>
        <text:list-item>
          <text:p text:style-name="P110"><text:span text:style-name="Strong_20_Emphasis"><text:span text:style-name="T52">Melhor Método</text:span></text:span><text:span text:style-name="T53">: Não bloqueante com MPI_Wait</text:span></text:p>
        </text:list-item>
        <text:list-item>
          <text:p text:style-name="P110"><text:span text:style-name="Strong_20_Emphasis"><text:span text:style-name="T52">Porque</text:span></text:span><text:span text:style-name="T53">: O tempo extra de implementar MPI_Test não compensa pelo ganho pequeno</text:span></text:p>
        </text:list-item>
      </text:list>
      <text:h text:style-name="P28" text:outline-level="3">3. Quando o Halo é Pequeno</text:h>
      <text:list xml:id="list1176966599" text:style-name="L45">
        <text:list-item>
          <text:p text:style-name="P111"><text:span text:style-name="Strong_20_Emphasis"><text:span text:style-name="T52">Exemplo</text:span></text:span><text:span text:style-name="T53">: Barra 1D com apenas 1 célula fantasma de cada lado</text:span></text:p>
        </text:list-item>
        <text:list-item>
          <text:p text:style-name="P111"><text:span text:style-name="Strong_20_Emphasis"><text:span text:style-name="T52">Melhor Método</text:span></text:span><text:span text:style-name="T53">: Qualquer não bloqueante</text:span></text:p>
        </text:list-item>
        <text:list-item>
          <text:p text:style-name="P111"><text:span text:style-name="Strong_20_Emphasis"><text:span text:style-name="T52">Porque</text:span></text:span><text:span text:style-name="T53">: A comunicação é rápida e a sobreposição é fácil</text:span></text:p>
        </text:list-item>
      </text:list>
      <text:h text:style-name="P26" text:outline-level="2">Gráfico de Comportamento Idealizado</text:h>
      <text:p text:style-name="P117">Copy</text:p>
      <text:p text:style-name="P118">Download</text:p>
      <text:p text:style-name="P40">Tempo por Iteração:</text:p>
      <text:p text:style-name="P41">|</text:p>
      <text:p text:style-name="P41">| Bloqueante: [---Comunicação---][---Cálculo---]</text:p>
      <text:p text:style-name="P41">|</text:p>
      <text:p text:style-name="P41">| Não Bloqueante Wait: [---Comunicação---]</text:p>
      <text:p text:style-name="P41"><text:soft-page-break/>| <text:s text:c="21"/>[---Cálculo---][Borda]</text:p>
      <text:p text:style-name="P41">|</text:p>
      <text:p text:style-name="P41">| Não Bloqueante Test: [---Comunicação---]</text:p>
      <text:p text:style-name="P41">| <text:s text:c="2"/>[Cálculo][Verif][Cálculo][Verif][Cálculo][Borda]</text:p>
      <text:p text:style-name="P41">|</text:p>
      <text:p text:style-name="P41">0---------------------------------------------&gt; Tempo</text:p>
      <text:h text:style-name="P26" text:outline-level="2">Dicas Práticas para Implementação</text:h>
      <text:list xml:id="list4155297723" text:style-name="L46">
        <text:list-item>
          <text:p text:style-name="P112"><text:span text:style-name="Strong_20_Emphasis"><text:span text:style-name="T52">Comece pelo Bloqueante</text:span></text:span><text:span text:style-name="T53">: Implemente e teste primeiro a versão simples</text:span></text:p>
        </text:list-item>
        <text:list-item>
          <text:p text:style-name="P112"><text:span text:style-name="Strong_20_Emphasis"><text:span text:style-name="T52">Adicione MPI_Wait</text:span></text:span><text:span text:style-name="T53">: Transforme em não bloqueante gradualmente</text:span></text:p>
        </text:list-item>
        <text:list-item>
          <text:p text:style-name="P112"><text:span text:style-name="Strong_20_Emphasis"><text:span text:style-name="T52">Otimize com MPI_Test</text:span></text:span><text:span text:style-name="T53">: Só quando necessário para ganhos extras</text:span></text:p>
        </text:list-item>
        <text:list-item>
          <text:p text:style-name="P112"><text:span text:style-name="Strong_20_Emphasis"><text:span text:style-name="T52">Balanceie Verificações</text:span></text:span><text:span text:style-name="T53">: No MPI_Test, verifique a cada 50-100 iterações internas</text:span></text:p>
        </text:list-item>
      </text:list>
      <text:h text:style-name="P26" text:outline-level="2">Conclusão</text:h>
      <text:p text:style-name="P81">A escolha do método depende do tradeoff entre:</text:p>
      <text:list xml:id="list1888968132" text:style-name="L47">
        <text:list-item>
          <text:p text:style-name="P113"><text:span text:style-name="Strong_20_Emphasis"><text:span text:style-name="T52">Velocidade</text:span></text:span><text:span text:style-name="T53"> (MPI_Test é o mais rápido)</text:span></text:p>
        </text:list-item>
        <text:list-item>
          <text:p text:style-name="P113"><text:span text:style-name="Strong_20_Emphasis"><text:span text:style-name="T52">Simplicidade</text:span></text:span><text:span text:style-name="T53"> (Bloqueante é o mais fácil)</text:span></text:p>
        </text:list-item>
        <text:list-item>
          <text:p text:style-name="P113"><text:span text:style-name="Strong_20_Emphasis"><text:span text:style-name="T52">Manutenibilidade</text:span></text:span><text:span text:style-name="T53"> (MPI_Wait é um bom meio-termo)</text:span></text:p>
        </text:list-item>
      </text:list>
      <text:p text:style-name="P82">Para projetos reais, a versão com MPI_Wait geralmente oferece o melhor equilíbrio entre desempenho e complexidade de código.</text:p>
      <text:p text:style-name="P80"/>
      <text:p text:style-name="P80"/>
      <text:p text:style-name="P80"/>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h text:style-name="P1" text:outline-level="2"><text:span text:style-name="Strong_20_Emphasis"><text:span text:style-name="T2">1. </text:span></text:span><text:span text:style-name="Strong_20_Emphasis"><text:span text:style-name="T17">Introdução</text:span></text:span></text:h>
      <text:p text:style-name="P2"><text:span text:style-name="Strong_20_Emphasis"><text:span text:style-name="T12">Este relatório analisa quatro implementações paralelas para estimação estocástica de π, explorando os efeitos de </text:span></text:span><text:span text:style-name="Strong_20_Emphasis"><text:span text:style-name="T2">coerência de cache</text:span></text:span><text:span text:style-name="Strong_20_Emphasis"><text:span text:style-name="T12"> e </text:span></text:span><text:span text:style-name="Strong_20_Emphasis"><text:span text:style-name="T2">falso compartilhamento</text:span></text:span><text:span text:style-name="Strong_20_Emphasis"><text:span text:style-name="T12"> em diferentes estratégias de paralelização com OpenMP. O objetivo é comparar:</text:span></text:span></text:p>
      <text:list xml:id="list3574556935" text:style-name="L16">
        <text:list-item>
          <text:p text:style-name="P45"><text:span text:style-name="T2">O impacto do uso de </text:span><text:span text:style-name="Source_20_Text"><text:span text:style-name="T3">rand()</text:span></text:span><text:span text:style-name="T2"> (não thread-safe) vs </text:span><text:span text:style-name="Source_20_Text"><text:span text:style-name="T3">rand_r()</text:span></text:span><text:span text:style-name="T2"> (thread-safe) no desempenho.</text:span></text:p>
        </text:list-item>
        <text:list-item>
          <text:p text:style-name="P45"><text:span text:style-name="T2">A eficiência de acumulação com </text:span><text:span text:style-name="Source_20_Text"><text:span text:style-name="T3">critical</text:span></text:span><text:span text:style-name="T2"> versus vetores compartilhados.</text:span></text:p>
        </text:list-item>
        <text:list-item>
          <text:p text:style-name="P69">A influência da arquitetura do processador na contenção de memória.</text:p>
        </text:list-item>
        <text:list-item>
          <text:p text:style-name="P46"><text:span text:style-name="T2">Os testes foram executados em um </text:span><text:span text:style-name="Strong_20_Emphasis"><text:span text:style-name="T2">processador Intel i5-3210M</text:span></text:span><text:span text:style-name="T2"> (2 núcleos físicos, 4 threads lógicas), com 100 milhões de pontos gerados por execução.</text:span></text:p>
        </text:list-item>
      </text:list>
      <text:h text:style-name="P1" text:outline-level="2"><text:span text:style-name="Strong_20_Emphasis"><text:span text:style-name="T2">2. </text:span></text:span><text:span text:style-name="Strong_20_Emphasis"><text:span text:style-name="T17">Metodologia</text:span></text:span></text:h>
      <text:p text:style-name="P119"><text:span text:style-name="T21"><text:line-break/></text:span></text:p>
      <text:p text:style-name="P16"><text:span text:style-name="T22">5. </text:span><text:span text:style-name="T26">Discussão</text:span></text:p>
      <text:h text:style-name="P7" text:outline-level="4"><text:span text:style-name="Strong_20_Emphasis"><text:span text:style-name="T4"/></text:span></text:h>
      <text:p text:style-name="P8"><text:span text:style-name="Strong_20_Emphasis"><text:span text:style-name="T2">6. </text:span></text:span><text:span text:style-name="Strong_20_Emphasis"><text:span text:style-name="T17">Conclusões</text:span></text:span></text:p>
      <text:list xml:id="list2302548134" text:style-name="L25">
        <text:list-header>
          <text:p text:style-name="P60"><text:span text:style-name="T13"/></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epSeek-CJK-patch" svg:font-family="DeepSeek-CJK-patch, Inter, system-ui, apple-system, BlinkMacSystemFont, 'Segoe UI', Roboto, 'Noto Sans', Ubuntu, Cantarell, 'Helvetica Neue', Oxygen, 'Open Sans', sans-serif"/>
    <style:font-face style:name="Helvetica Neue" svg:font-family="'Helvetica Neue', Helvetica, Arial, sans-serif"/>
    <style:font-face style:name="KaTeX Main" svg:font-family="'KaTeX Main', 'Times New Roman', serif"/>
    <style:font-face style:name="KaTeX Math" svg:font-family="'KaTeX Math'"/>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Menlo1" svg:font-family="Menlo, 'Roboto Mono', 'Courier New', Courier, monospace, Inter,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 svg:font-family="arial\" style:font-family-generic="swiss"/>
    <style:font-face style:name="quote-cjk-patch" svg:font-family="quote-cjk-patch, Inter, system-ui, apple-system, BlinkMacSystemFont, 'Segoe UI', Roboto, 'Noto Sans', Ubuntu, Cantarell, 'Helvetica Neue', Oxygen, 'Open Sans', sans-serif"/>
    <style:font-face style:name="var ds-font-family-code" svg:font-family="'var ds-font-family-cod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9:12:20.683760970</meta:creation-date>
    <meta:generator>LibreOffice/7.3.7.2$Linux_X86_64 LibreOffice_project/30$Build-2</meta:generator>
    <dc:date>2025-05-29T17:43:42.035352612</dc:date>
    <meta:editing-duration>P1DT5H18M16S</meta:editing-duration>
    <meta:editing-cycles>48</meta:editing-cycles>
    <meta:document-statistic meta:table-count="1" meta:image-count="0" meta:object-count="0" meta:page-count="8" meta:paragraph-count="169" meta:word-count="1263" meta:character-count="8270" meta:non-whitespace-character-count="7227"/>
  </office:meta>
</office:document-meta>
</file>